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1000000165752EC3D.png" manifest:media-type="image/png"/>
  <manifest:file-entry manifest:full-path="Pictures/100002D400000A080000025173DC722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653in"/>
    </style:style>
    <style:style style:name="Table1.B" style:family="table-column">
      <style:table-column-properties style:column-width="4.1674in"/>
    </style:style>
    <style:style style:name="Table1.C" style:family="table-column">
      <style:table-column-properties style:column-width="1.76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9542in"/>
    </style:style>
    <style:style style:name="Table2.B" style:family="table-column">
      <style:table-column-properties style:column-width="4.8229in"/>
    </style:style>
    <style:style style:name="Table2.C" style:family="table-column">
      <style:table-column-properties style:column-width="0.91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de exporter</text:h>
      <text:p text:style-name="Text_20_body"><draw:a xlink:type="simple" xlink:href="https://travis-ci.org/prometheus/node_exporter"><draw:frame draw:style-name="fr1" draw:name="Image1" text:anchor-type="as-char" svg:width="0.8071in" svg:height="0.4138in" draw:z-index="0"><draw:image xlink:href="Pictures/100002D400000A080000025173DC7223.svg" xlink:type="simple" xlink:show="embed" xlink:actuate="onLoad"/><draw:image xlink:href="Pictures/1000020100000061000000165752EC3D.png" xlink:type="simple" xlink:show="embed" xlink:actuate="onLoad"/><svg:title>Build Status</svg:title></draw:frame></draw:a></text:p>
      <text:p text:style-name="Text_20_body">Prometheus exporter for machine metrics, written in Go with pluggable metric collectors.</text:p>
      <text:h text:style-name="Heading_20_2" text:outline-level="2"><text:bookmark text:name="user-content-collectors"/>Collectors</text:h>
      <text:p text:style-name="Text_20_body">There is varying support for collectors on each operating system. The tables below list all existing collectors and the supported systems.</text:p>
      <text:p text:style-name="Text_20_body">Which collectors are used is controlled by the <text:span text:style-name="Source_20_Text">--collectors.enabled</text:span> flag.</text:p>
      <text:h text:style-name="Heading_20_3" text:outline-level="3"><text:bookmark text:name="user-content-enabled-by-default"/>Enabled by defaul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OS</text:p>
            </table:table-cell>
          </table:table-row>
        </table:table-header-rows>
        <table:table-row>
          <table:table-cell table:style-name="Table1.A1" office:value-type="string">
            <text:p text:style-name="Table_20_Contents">conntrack</text:p>
          </table:table-cell>
          <table:table-cell table:style-name="Table1.A1" office:value-type="string">
            <text:p text:style-name="Table_20_Contents">Shows conntrack statistics (does nothing if no <text:span text:style-name="Source_20_Text">/proc/sys/net/netfilter/</text:span> present)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cpu</text:p>
          </table:table-cell>
          <table:table-cell table:style-name="Table1.A1" office:value-type="string">
            <text:p text:style-name="Table_20_Contents">Exposes CPU statistics</text:p>
          </table:table-cell>
          <table:table-cell table:style-name="Table1.A1" office:value-type="string">
            <text:p text:style-name="Table_20_Contents">FreeBSD</text:p>
          </table:table-cell>
        </table:table-row>
        <table:table-row>
          <table:table-cell table:style-name="Table1.A1" office:value-type="string">
            <text:p text:style-name="Table_20_Contents">diskstats</text:p>
          </table:table-cell>
          <table:table-cell table:style-name="Table1.A1" office:value-type="string">
            <text:p text:style-name="Table_20_Contents">Exposes disk I/O statistics from <text:span text:style-name="Source_20_Text">/proc/diskstats</text:span>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entropy</text:p>
          </table:table-cell>
          <table:table-cell table:style-name="Table1.A1" office:value-type="string">
            <text:p text:style-name="Table_20_Contents">Exposes available entropy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filefd</text:p>
          </table:table-cell>
          <table:table-cell table:style-name="Table1.A1" office:value-type="string">
            <text:p text:style-name="Table_20_Contents">Exposes file descriptor statistics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filesystem</text:p>
          </table:table-cell>
          <table:table-cell table:style-name="Table1.A1" office:value-type="string">
            <text:p text:style-name="Table_20_Contents">Exposes filesystem statistics, such as disk space used.</text:p>
          </table:table-cell>
          <table:table-cell table:style-name="Table1.A1" office:value-type="string">
            <text:p text:style-name="Table_20_Contents">FreeBSD, Linux, OpenBSD</text:p>
          </table:table-cell>
        </table:table-row>
        <table:table-row>
          <table:table-cell table:style-name="Table1.A1" office:value-type="string">
            <text:p text:style-name="Table_20_Contents">loadavg</text:p>
          </table:table-cell>
          <table:table-cell table:style-name="Table1.A1" office:value-type="string">
            <text:p text:style-name="Table_20_Contents">Exposes load average.</text:p>
          </table:table-cell>
          <table:table-cell table:style-name="Table1.A1" office:value-type="string">
            <text:p text:style-name="Table_20_Contents">Darwin, Dragonfly, FreeBSD, Linux, NetBSD, OpenBSD, Solaris</text:p>
          </table:table-cell>
        </table:table-row>
        <table:table-row>
          <table:table-cell table:style-name="Table1.A1" office:value-type="string">
            <text:p text:style-name="Table_20_Contents">mdadm</text:p>
          </table:table-cell>
          <table:table-cell table:style-name="Table1.A1" office:value-type="string">
            <text:p text:style-name="Table_20_Contents">Exposes statistics about devices in <text:span text:style-name="Source_20_Text">/proc/mdstat</text:span> (does nothing if no <text:span text:style-name="Source_20_Text">/proc/mdstat</text:span> present)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meminfo</text:p>
          </table:table-cell>
          <table:table-cell table:style-name="Table1.A1" office:value-type="string">
            <text:p text:style-name="Table_20_Contents">Exposes memory statistics.</text:p>
          </table:table-cell>
          <table:table-cell table:style-name="Table1.A1" office:value-type="string">
            <text:p text:style-name="Table_20_Contents">FreeBSD, Linux</text:p>
          </table:table-cell>
        </table:table-row>
        <table:table-row>
          <table:table-cell table:style-name="Table1.A1" office:value-type="string">
            <text:p text:style-name="Table_20_Contents">netdev</text:p>
          </table:table-cell>
          <table:table-cell table:style-name="Table1.A1" office:value-type="string">
            <text:p text:style-name="Table_20_Contents">Exposes network interface statistics such as bytes transferred.</text:p>
          </table:table-cell>
          <table:table-cell table:style-name="Table1.A1" office:value-type="string">
            <text:p text:style-name="Table_20_Contents">FreeBSD, Linux, OpenBSD</text:p>
          </table:table-cell>
        </table:table-row>
        <table:table-row>
          <table:table-cell table:style-name="Table1.A1" office:value-type="string">
            <text:p text:style-name="Table_20_Contents">netstat</text:p>
          </table:table-cell>
          <table:table-cell table:style-name="Table1.A1" office:value-type="string">
            <text:p text:style-name="Table_20_Contents">Exposes network statistics from <text:span text:style-name="Source_20_Text">/proc/net/netstat</text:span>. This is the same information as <text:span text:style-name="Source_20_Text">netstat -s</text:span>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stat</text:p>
          </table:table-cell>
          <table:table-cell table:style-name="Table1.A1" office:value-type="string">
            <text:p text:style-name="Table_20_Contents">Exposes various statistics from <text:span text:style-name="Source_20_Text">/proc/stat</text:span>. This includes CPU usage, boot time, forks and interrupts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textfile</text:p>
          </table:table-cell>
          <table:table-cell table:style-name="Table1.A1" office:value-type="string">
            <text:p text:style-name="Table_20_Contents">Exposes statistics read from local disk. The <text:span text:style-name="Source_20_Text">--collector.textfile.directory</text:span> flag must be set.</text:p>
          </table:table-cell>
          <table:table-cell table:style-name="Table1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1.A1" office:value-type="string">
            <text:p text:style-name="Table_20_Contents">time</text:p>
          </table:table-cell>
          <table:table-cell table:style-name="Table1.A1" office:value-type="string">
            <text:p text:style-name="Table_20_Contents">Exposes the current system time.</text:p>
          </table:table-cell>
          <table:table-cell table:style-name="Table1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1.A1" office:value-type="string">
            <text:p text:style-name="Table_20_Contents">vmstat</text:p>
          </table:table-cell>
          <table:table-cell table:style-name="Table1.A1" office:value-type="string">
            <text:p text:style-name="Table_20_Contents">Exposes statistics from <text:span text:style-name="Source_20_Text">/proc/vmstat</text:span>.</text:p>
          </table:table-cell>
          <table:table-cell table:style-name="Table1.A1" office:value-type="string">
            <text:p text:style-name="Table_20_Contents">Linux</text:p>
          </table:table-cell>
        </table:table-row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Exposes node_exporter version.</text:p>
          </table:table-cell>
          <table:table-cell table:style-name="Table1.A1" office:value-type="string">
            <text:p text:style-name="Table_20_Contents"><text:span text:style-name="Emphasis">any</text:span></text:p>
          </table:table-cell>
        </table:table-row>
      </table:table>
      <text:h text:style-name="Heading_20_3" text:outline-level="3"><text:bookmark text:name="user-content-disabled-by-default"/><text:soft-page-break/>Disabled by defaul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OS</text:p>
            </table:table-cell>
          </table:table-row>
        </table:table-header-rows>
        <table:table-row>
          <table:table-cell table:style-name="Table2.A1" office:value-type="string">
            <text:p text:style-name="Table_20_Contents">bonding</text:p>
          </table:table-cell>
          <table:table-cell table:style-name="Table2.A1" office:value-type="string">
            <text:p text:style-name="Table_20_Contents">Exposes the number of configured and active slaves of Linux bonding interfaces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devstat</text:p>
          </table:table-cell>
          <table:table-cell table:style-name="Table2.A1" office:value-type="string">
            <text:p text:style-name="Table_20_Contents">Exposes device statistics</text:p>
          </table:table-cell>
          <table:table-cell table:style-name="Table2.A1" office:value-type="string">
            <text:p text:style-name="Table_20_Contents">FreeBSD</text:p>
          </table:table-cell>
        </table:table-row>
        <table:table-row>
          <table:table-cell table:style-name="Table2.A1" office:value-type="string">
            <text:p text:style-name="Table_20_Contents">gmond</text:p>
          </table:table-cell>
          <table:table-cell table:style-name="Table2.A1" office:value-type="string">
            <text:p text:style-name="Table_20_Contents">Exposes statistics from Ganglia.</text:p>
          </table:table-cell>
          <table:table-cell table:style-name="Table2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2.A1" office:value-type="string">
            <text:p text:style-name="Table_20_Contents">interrupts</text:p>
          </table:table-cell>
          <table:table-cell table:style-name="Table2.A1" office:value-type="string">
            <text:p text:style-name="Table_20_Contents">Exposes detailed interrupts statistics.</text:p>
          </table:table-cell>
          <table:table-cell table:style-name="Table2.A1" office:value-type="string">
            <text:p text:style-name="Table_20_Contents">Linux, OpenBSD</text:p>
          </table:table-cell>
        </table:table-row>
        <table:table-row>
          <table:table-cell table:style-name="Table2.A1" office:value-type="string">
            <text:p text:style-name="Table_20_Contents">ipvs</text:p>
          </table:table-cell>
          <table:table-cell table:style-name="Table2.A1" office:value-type="string">
            <text:p text:style-name="Table_20_Contents">Exposes IPVS status from <text:span text:style-name="Source_20_Text">/proc/net/ip_vs</text:span> and stats from <text:span text:style-name="Source_20_Text">/proc/net/ip_vs_stats</text:span>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ksmd</text:p>
          </table:table-cell>
          <table:table-cell table:style-name="Table2.A1" office:value-type="string">
            <text:p text:style-name="Table_20_Contents">Exposes kernel and system statistics from <text:span text:style-name="Source_20_Text">/sys/kernel/mm/ksm</text:span>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lastlogin</text:p>
          </table:table-cell>
          <table:table-cell table:style-name="Table2.A1" office:value-type="string">
            <text:p text:style-name="Table_20_Contents">Exposes the last time there was a login.</text:p>
          </table:table-cell>
          <table:table-cell table:style-name="Table2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2.A1" office:value-type="string">
            <text:p text:style-name="Table_20_Contents">megacli</text:p>
          </table:table-cell>
          <table:table-cell table:style-name="Table2.A1" office:value-type="string">
            <text:p text:style-name="Table_20_Contents">Exposes RAID statistics from MegaCLI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meminfo_numa</text:p>
          </table:table-cell>
          <table:table-cell table:style-name="Table2.A1" office:value-type="string">
            <text:p text:style-name="Table_20_Contents">Exposes memory statistics from <text:span text:style-name="Source_20_Text">/proc/meminfo_numa</text:span>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ntp</text:p>
          </table:table-cell>
          <table:table-cell table:style-name="Table2.A1" office:value-type="string">
            <text:p text:style-name="Table_20_Contents">Exposes time drift from an NTP server.</text:p>
          </table:table-cell>
          <table:table-cell table:style-name="Table2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2.A1" office:value-type="string">
            <text:p text:style-name="Table_20_Contents">runit</text:p>
          </table:table-cell>
          <table:table-cell table:style-name="Table2.A1" office:value-type="string">
            <text:p text:style-name="Table_20_Contents">Exposes service status from <text:a xlink:type="simple" xlink:href="http://smarden.org/runit/">runit</text:a>.</text:p>
          </table:table-cell>
          <table:table-cell table:style-name="Table2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2.A1" office:value-type="string">
            <text:p text:style-name="Table_20_Contents">supervisord</text:p>
          </table:table-cell>
          <table:table-cell table:style-name="Table2.A1" office:value-type="string">
            <text:p text:style-name="Table_20_Contents">Exposes service status from <text:a xlink:type="simple" xlink:href="http://supervisord.org/">supervisord</text:a>.</text:p>
          </table:table-cell>
          <table:table-cell table:style-name="Table2.A1" office:value-type="string">
            <text:p text:style-name="Table_20_Contents"><text:span text:style-name="Emphasis">any</text:span></text:p>
          </table:table-cell>
        </table:table-row>
        <table:table-row>
          <table:table-cell table:style-name="Table2.A1" office:value-type="string">
            <text:p text:style-name="Table_20_Contents">systemd</text:p>
          </table:table-cell>
          <table:table-cell table:style-name="Table2.A1" office:value-type="string">
            <text:p text:style-name="Table_20_Contents">Exposes service and system status from <text:a xlink:type="simple" xlink:href="http://www.freedesktop.org/wiki/Software/systemd/">systemd</text:a>.</text:p>
          </table:table-cell>
          <table:table-cell table:style-name="Table2.A1" office:value-type="string">
            <text:p text:style-name="Table_20_Contents">Linux</text:p>
          </table:table-cell>
        </table:table-row>
        <table:table-row>
          <table:table-cell table:style-name="Table2.A1" office:value-type="string">
            <text:p text:style-name="Table_20_Contents">tcpstat</text:p>
          </table:table-cell>
          <table:table-cell table:style-name="Table2.A1" office:value-type="string">
            <text:p text:style-name="Table_20_Contents">Exposes TCP connection status information from <text:span text:style-name="Source_20_Text">/proc/net/tcp</text:span> and <text:span text:style-name="Source_20_Text">/proc/net/tcp6</text:span>. (Warning: the current version has potential performance issues in high load situations.)</text:p>
          </table:table-cell>
          <table:table-cell table:style-name="Table2.A1" office:value-type="string">
            <text:p text:style-name="Table_20_Contents">Linux</text:p>
          </table:table-cell>
        </table:table-row>
      </table:table>
      <text:p text:style-name="Standard"/>
      <text:p text:style-name="Standard"/>
      <text:p text:style-name="Preformatted_20_Text"># HELP go_gc_duration_seconds A summary of the GC invocation durations.</text:p>
      <text:p text:style-name="Preformatted_20_Text"># TYPE go_gc_duration_seconds summary</text:p>
      <text:p text:style-name="Preformatted_20_Text">go_gc_duration_seconds{quantile="0"} 0.0005198490000000001</text:p>
      <text:p text:style-name="Preformatted_20_Text">go_gc_duration_seconds{quantile="0.25"} 0.0009683010000000001</text:p>
      <text:p text:style-name="Preformatted_20_Text">go_gc_duration_seconds{quantile="0.5"} 0.0014683</text:p>
      <text:p text:style-name="Preformatted_20_Text">go_gc_duration_seconds{quantile="0.75"} 0.002114668</text:p>
      <text:p text:style-name="Preformatted_20_Text">go_gc_duration_seconds{quantile="1"} 0.0040310450000000005</text:p>
      <text:p text:style-name="Preformatted_20_Text">go_gc_duration_seconds_sum 0.025538623</text:p>
      <text:p text:style-name="Preformatted_20_Text">go_gc_duration_seconds_count 16</text:p>
      <text:p text:style-name="Preformatted_20_Text"># HELP go_goroutines Number of goroutines that currently exist.</text:p>
      <text:p text:style-name="Preformatted_20_Text"># TYPE go_goroutines gauge</text:p>
      <text:p text:style-name="Preformatted_20_Text">go_goroutines 14</text:p>
      <text:p text:style-name="Preformatted_20_Text"># HELP http_request_duration_microseconds The HTTP request latencies in microseconds.</text:p>
      <text:p text:style-name="Preformatted_20_Text"># TYPE http_request_duration_microseconds summary</text:p>
      <text:p text:style-name="Preformatted_20_Text">http_request_duration_microseconds{handler="prometheus",quantile="0.5"} 15625.472</text:p>
      <text:p text:style-name="Preformatted_20_Text">http_request_duration_microseconds{handler="prometheus",quantile="0.9"} 21468.417</text:p>
      <text:p text:style-name="Preformatted_20_Text">http_request_duration_microseconds{handler="prometheus",quantile="0.99"} 21468.417</text:p>
      <text:p text:style-name="Preformatted_20_Text">http_request_duration_microseconds_sum{handler="prometheus"} 176163.202</text:p>
      <text:p text:style-name="Preformatted_20_Text">http_request_duration_microseconds_count{handler="prometheus"} 9</text:p>
      <text:p text:style-name="Preformatted_20_Text"># HELP http_request_size_bytes The HTTP request sizes in bytes.</text:p>
      <text:p text:style-name="Preformatted_20_Text"># TYPE http_request_size_bytes summary</text:p>
      <text:p text:style-name="Preformatted_20_Text">http_request_size_bytes{handler="prometheus",quantile="0.5"} 268</text:p>
      <text:p text:style-name="Preformatted_20_Text">http_request_size_bytes{handler="prometheus",quantile="0.9"} 308</text:p>
      <text:p text:style-name="Preformatted_20_Text">http_request_size_bytes{handler="prometheus",quantile="0.99"} 308</text:p>
      <text:p text:style-name="Preformatted_20_Text">http_request_size_bytes_sum{handler="prometheus"} 2524</text:p>
      <text:p text:style-name="Preformatted_20_Text">http_request_size_bytes_count{handler="prometheus"} 9</text:p>
      <text:p text:style-name="Preformatted_20_Text"><text:soft-page-break/># HELP http_requests_total Total number of HTTP requests made.</text:p>
      <text:p text:style-name="Preformatted_20_Text"># TYPE http_requests_total counter</text:p>
      <text:p text:style-name="Preformatted_20_Text">http_requests_total{code="200",handler="prometheus",method="get"} 9</text:p>
      <text:p text:style-name="Preformatted_20_Text"># HELP http_response_size_bytes The HTTP response sizes in bytes.</text:p>
      <text:p text:style-name="Preformatted_20_Text"># TYPE http_response_size_bytes summary</text:p>
      <text:p text:style-name="Preformatted_20_Text">http_response_size_bytes{handler="prometheus",quantile="0.5"} 7329</text:p>
      <text:p text:style-name="Preformatted_20_Text">http_response_size_bytes{handler="prometheus",quantile="0.9"} 7431</text:p>
      <text:p text:style-name="Preformatted_20_Text">http_response_size_bytes{handler="prometheus",quantile="0.99"} 7431</text:p>
      <text:p text:style-name="Preformatted_20_Text">http_response_size_bytes_sum{handler="prometheus"} 64030</text:p>
      <text:p text:style-name="Preformatted_20_Text">http_response_size_bytes_count{handler="prometheus"} 9</text:p>
      <text:p text:style-name="Preformatted_20_Text"># HELP node_boot_time Node boot time, in unixtime.</text:p>
      <text:p text:style-name="Preformatted_20_Text"># TYPE node_boot_time gauge</text:p>
      <text:p text:style-name="Preformatted_20_Text">node_boot_time 1.458992413e+09</text:p>
      <text:p text:style-name="Preformatted_20_Text"># HELP node_context_switches Total number of context switches.</text:p>
      <text:p text:style-name="Preformatted_20_Text"># TYPE node_context_switches counter</text:p>
      <text:p text:style-name="Preformatted_20_Text">node_context_switches 56069</text:p>
      <text:p text:style-name="Preformatted_20_Text"># HELP node_cpu Seconds the cpus spent in each mode.</text:p>
      <text:p text:style-name="Preformatted_20_Text"># TYPE node_cpu counter</text:p>
      <text:p text:style-name="Preformatted_20_Text">node_cpu{cpu="cpu0",mode="guest"} 0</text:p>
      <text:p text:style-name="Preformatted_20_Text">node_cpu{cpu="cpu0",mode="idle"} 319.2</text:p>
      <text:p text:style-name="Preformatted_20_Text">node_cpu{cpu="cpu0",mode="iowait"} 8.18</text:p>
      <text:p text:style-name="Preformatted_20_Text">node_cpu{cpu="cpu0",mode="irq"} 0.26</text:p>
      <text:p text:style-name="Preformatted_20_Text">node_cpu{cpu="cpu0",mode="nice"} 0</text:p>
      <text:p text:style-name="Preformatted_20_Text">node_cpu{cpu="cpu0",mode="softirq"} 0</text:p>
      <text:p text:style-name="Preformatted_20_Text">node_cpu{cpu="cpu0",mode="steal"} 0</text:p>
      <text:p text:style-name="Preformatted_20_Text">node_cpu{cpu="cpu0",mode="system"} 4.94</text:p>
      <text:p text:style-name="Preformatted_20_Text">node_cpu{cpu="cpu0",mode="user"} 2.37</text:p>
      <text:p text:style-name="Preformatted_20_Text">node_cpu{cpu="cpu1",mode="guest"} 0</text:p>
      <text:p text:style-name="Preformatted_20_Text">node_cpu{cpu="cpu1",mode="idle"} 328.03</text:p>
      <text:p text:style-name="Preformatted_20_Text">node_cpu{cpu="cpu1",mode="iowait"} 1.53</text:p>
      <text:p text:style-name="Preformatted_20_Text">node_cpu{cpu="cpu1",mode="irq"} 0.12</text:p>
      <text:p text:style-name="Preformatted_20_Text">node_cpu{cpu="cpu1",mode="nice"} 0</text:p>
      <text:p text:style-name="Preformatted_20_Text">node_cpu{cpu="cpu1",mode="softirq"} 0</text:p>
      <text:p text:style-name="Preformatted_20_Text">node_cpu{cpu="cpu1",mode="steal"} 0</text:p>
      <text:p text:style-name="Preformatted_20_Text">node_cpu{cpu="cpu1",mode="system"} 2.63</text:p>
      <text:p text:style-name="Preformatted_20_Text">node_cpu{cpu="cpu1",mode="user"} 2.49</text:p>
      <text:p text:style-name="Preformatted_20_Text"># HELP node_disk_io_now The number of I/Os currently in progress.</text:p>
      <text:p text:style-name="Preformatted_20_Text"># TYPE node_disk_io_now gauge</text:p>
      <text:p text:style-name="Preformatted_20_Text">node_disk_io_now{device="sda"} 0</text:p>
      <text:p text:style-name="Preformatted_20_Text">node_disk_io_now{device="sr0"} 0</text:p>
      <text:p text:style-name="Preformatted_20_Text"># HELP node_disk_io_time_ms Milliseconds spent doing I/Os.</text:p>
      <text:p text:style-name="Preformatted_20_Text"># TYPE node_disk_io_time_ms counter</text:p>
      <text:p text:style-name="Preformatted_20_Text">node_disk_io_time_ms{device="sda"} 11512</text:p>
      <text:p text:style-name="Preformatted_20_Text">node_disk_io_time_ms{device="sr0"} 0</text:p>
      <text:p text:style-name="Preformatted_20_Text"># HELP node_disk_io_time_weighted The weighted # of milliseconds spent doing I/Os. See https://www.kernel.org/doc/Documentation/iostats.txt.</text:p>
      <text:p text:style-name="Preformatted_20_Text"># TYPE node_disk_io_time_weighted counter</text:p>
      <text:p text:style-name="Preformatted_20_Text">node_disk_io_time_weighted{device="sda"} 723748</text:p>
      <text:p text:style-name="Preformatted_20_Text">node_disk_io_time_weighted{device="sr0"} 0</text:p>
      <text:p text:style-name="Preformatted_20_Text"># HELP node_disk_read_time_ms The total number of milliseconds spent by all reads.</text:p>
      <text:p text:style-name="Preformatted_20_Text"># TYPE node_disk_read_time_ms counter</text:p>
      <text:p text:style-name="Preformatted_20_Text">node_disk_read_time_ms{device="sda"} 723680</text:p>
      <text:p text:style-name="Preformatted_20_Text">node_disk_read_time_ms{device="sr0"} 0</text:p>
      <text:p text:style-name="Preformatted_20_Text"># HELP node_disk_reads_completed The total number of reads completed successfully.</text:p>
      <text:p text:style-name="Preformatted_20_Text"># TYPE node_disk_reads_completed counter</text:p>
      <text:p text:style-name="Preformatted_20_Text">node_disk_reads_completed{device="sda"} 3020</text:p>
      <text:p text:style-name="Preformatted_20_Text">node_disk_reads_completed{device="sr0"} 0</text:p>
      <text:p text:style-name="Preformatted_20_Text"># HELP node_disk_reads_merged The number of reads merged. See https://www.kernel.org/doc/Documentation/iostats.txt.</text:p>
      <text:p text:style-name="Preformatted_20_Text"># TYPE node_disk_reads_merged counter</text:p>
      <text:p text:style-name="Preformatted_20_Text">node_disk_reads_merged{device="sda"} 1666</text:p>
      <text:p text:style-name="Preformatted_20_Text">node_disk_reads_merged{device="sr0"} 0</text:p>
      <text:p text:style-name="Preformatted_20_Text"><text:soft-page-break/># HELP node_disk_sectors_read The total number of sectors read successfully.</text:p>
      <text:p text:style-name="Preformatted_20_Text"># TYPE node_disk_sectors_read counter</text:p>
      <text:p text:style-name="Preformatted_20_Text">node_disk_sectors_read{device="sda"} 466222</text:p>
      <text:p text:style-name="Preformatted_20_Text">node_disk_sectors_read{device="sr0"} 0</text:p>
      <text:p text:style-name="Preformatted_20_Text"># HELP node_disk_sectors_written The total number of sectors written successfully.</text:p>
      <text:p text:style-name="Preformatted_20_Text"># TYPE node_disk_sectors_written counter</text:p>
      <text:p text:style-name="Preformatted_20_Text">node_disk_sectors_written{device="sda"} 2456</text:p>
      <text:p text:style-name="Preformatted_20_Text">node_disk_sectors_written{device="sr0"} 0</text:p>
      <text:p text:style-name="Preformatted_20_Text"># HELP node_disk_write_time_ms This is the total number of milliseconds spent by all writes.</text:p>
      <text:p text:style-name="Preformatted_20_Text"># TYPE node_disk_write_time_ms counter</text:p>
      <text:p text:style-name="Preformatted_20_Text">node_disk_write_time_ms{device="sda"} 140</text:p>
      <text:p text:style-name="Preformatted_20_Text">node_disk_write_time_ms{device="sr0"} 0</text:p>
      <text:p text:style-name="Preformatted_20_Text"># HELP node_disk_writes_completed The total number of writes completed successfully.</text:p>
      <text:p text:style-name="Preformatted_20_Text"># TYPE node_disk_writes_completed counter</text:p>
      <text:p text:style-name="Preformatted_20_Text">node_disk_writes_completed{device="sda"} 133</text:p>
      <text:p text:style-name="Preformatted_20_Text">node_disk_writes_completed{device="sr0"} 0</text:p>
      <text:p text:style-name="Preformatted_20_Text"># HELP node_disk_writes_merged The number of writes merged. See https://www.kernel.org/doc/Documentation/iostats.txt.</text:p>
      <text:p text:style-name="Preformatted_20_Text"># TYPE node_disk_writes_merged counter</text:p>
      <text:p text:style-name="Preformatted_20_Text">node_disk_writes_merged{device="sda"} 103</text:p>
      <text:p text:style-name="Preformatted_20_Text">node_disk_writes_merged{device="sr0"} 0</text:p>
      <text:p text:style-name="Preformatted_20_Text"># HELP node_exporter_scrape_duration_seconds node_exporter: Duration of a scrape job.</text:p>
      <text:p text:style-name="Preformatted_20_Text"># TYPE node_exporter_scrape_duration_seconds summary</text:p>
      <text:p text:style-name="Preformatted_20_Text">node_exporter_scrape_duration_seconds{collector="diskstats",result="success",quantile="0.5"} 0.000755504</text:p>
      <text:p text:style-name="Preformatted_20_Text">node_exporter_scrape_duration_seconds{collector="diskstats",result="success",quantile="0.9"} 0.0010559640000000002</text:p>
      <text:p text:style-name="Preformatted_20_Text">node_exporter_scrape_duration_seconds{collector="diskstats",result="success",quantile="0.99"} 0.0010559640000000002</text:p>
      <text:p text:style-name="Preformatted_20_Text">node_exporter_scrape_duration_seconds_sum{collector="diskstats",result="success"} 0.008383291999999999</text:p>
      <text:p text:style-name="Preformatted_20_Text">node_exporter_scrape_duration_seconds_count{collector="diskstats",result="success"} 10</text:p>
      <text:p text:style-name="Preformatted_20_Text">node_exporter_scrape_duration_seconds{collector="filesystem",result="success",quantile="0.5"} 0.0008823030000000001</text:p>
      <text:p text:style-name="Preformatted_20_Text">node_exporter_scrape_duration_seconds{collector="filesystem",result="success",quantile="0.9"} 0.0011380580000000002</text:p>
      <text:p text:style-name="Preformatted_20_Text">node_exporter_scrape_duration_seconds{collector="filesystem",result="success",quantile="0.99"} 0.0011380580000000002</text:p>
      <text:p text:style-name="Preformatted_20_Text">node_exporter_scrape_duration_seconds_sum{collector="filesystem",result="success"} 0.010719458000000001</text:p>
      <text:p text:style-name="Preformatted_20_Text">node_exporter_scrape_duration_seconds_count{collector="filesystem",result="success"} 10</text:p>
      <text:p text:style-name="Preformatted_20_Text">node_exporter_scrape_duration_seconds{collector="loadavg",result="success",quantile="0.5"} 0.000176784</text:p>
      <text:p text:style-name="Preformatted_20_Text">node_exporter_scrape_duration_seconds{collector="loadavg",result="success",quantile="0.9"} 0.00025471200000000004</text:p>
      <text:p text:style-name="Preformatted_20_Text">node_exporter_scrape_duration_seconds{collector="loadavg",result="success",quantile="0.99"} 0.00025471200000000004</text:p>
      <text:p text:style-name="Preformatted_20_Text">node_exporter_scrape_duration_seconds_sum{collector="loadavg",result="success"} 0.0021649000000000004</text:p>
      <text:p text:style-name="Preformatted_20_Text">node_exporter_scrape_duration_seconds_count{collector="loadavg",result="success"} 10</text:p>
      <text:p text:style-name="Preformatted_20_Text">node_exporter_scrape_duration_seconds{collector="meminfo",result="success",quantile="0.5"} 0.000457734</text:p>
      <text:p text:style-name="Preformatted_20_Text">node_exporter_scrape_duration_seconds{collector="meminfo",result="success",quantile="0.9"} 0.001031739</text:p>
      <text:p text:style-name="Preformatted_20_Text">node_exporter_scrape_duration_seconds{collector="meminfo",result="success",quantile="0.99"} 0.001031739</text:p>
      <text:p text:style-name="Preformatted_20_Text">node_exporter_scrape_duration_seconds_sum{collector="meminfo",result="success"} <text:soft-page-break/>0.006106764</text:p>
      <text:p text:style-name="Preformatted_20_Text">node_exporter_scrape_duration_seconds_count{collector="meminfo",result="success"} 10</text:p>
      <text:p text:style-name="Preformatted_20_Text">node_exporter_scrape_duration_seconds{collector="netdev",result="success",quantile="0.5"} 0.0007245480000000001</text:p>
      <text:p text:style-name="Preformatted_20_Text">node_exporter_scrape_duration_seconds{collector="netdev",result="success",quantile="0.9"} 0.0011759160000000002</text:p>
      <text:p text:style-name="Preformatted_20_Text">node_exporter_scrape_duration_seconds{collector="netdev",result="success",quantile="0.99"} 0.0011759160000000002</text:p>
      <text:p text:style-name="Preformatted_20_Text">node_exporter_scrape_duration_seconds_sum{collector="netdev",result="success"} 0.00871569</text:p>
      <text:p text:style-name="Preformatted_20_Text">node_exporter_scrape_duration_seconds_count{collector="netdev",result="success"} 10</text:p>
      <text:p text:style-name="Preformatted_20_Text">node_exporter_scrape_duration_seconds{collector="netstat",result="success",quantile="0.5"} 0.000721782</text:p>
      <text:p text:style-name="Preformatted_20_Text">node_exporter_scrape_duration_seconds{collector="netstat",result="success",quantile="0.9"} 0.001162875</text:p>
      <text:p text:style-name="Preformatted_20_Text">node_exporter_scrape_duration_seconds{collector="netstat",result="success",quantile="0.99"} 0.001162875</text:p>
      <text:p text:style-name="Preformatted_20_Text">node_exporter_scrape_duration_seconds_sum{collector="netstat",result="success"} 0.009416517</text:p>
      <text:p text:style-name="Preformatted_20_Text">node_exporter_scrape_duration_seconds_count{collector="netstat",result="success"} 10</text:p>
      <text:p text:style-name="Preformatted_20_Text">node_exporter_scrape_duration_seconds{collector="stat",result="success",quantile="0.5"} 0.000319478</text:p>
      <text:p text:style-name="Preformatted_20_Text">node_exporter_scrape_duration_seconds{collector="stat",result="success",quantile="0.9"} 0.00041896200000000005</text:p>
      <text:p text:style-name="Preformatted_20_Text">node_exporter_scrape_duration_seconds{collector="stat",result="success",quantile="0.99"} 0.00041896200000000005</text:p>
      <text:p text:style-name="Preformatted_20_Text">node_exporter_scrape_duration_seconds_sum{collector="stat",result="success"} 0.005299203000000001</text:p>
      <text:p text:style-name="Preformatted_20_Text">node_exporter_scrape_duration_seconds_count{collector="stat",result="success"} 10</text:p>
      <text:p text:style-name="Preformatted_20_Text">node_exporter_scrape_duration_seconds{collector="textfile",result="success",quantile="0.5"} 4.225e-06</text:p>
      <text:p text:style-name="Preformatted_20_Text">node_exporter_scrape_duration_seconds{collector="textfile",result="success",quantile="0.9"} 5.352000000000001e-06</text:p>
      <text:p text:style-name="Preformatted_20_Text">node_exporter_scrape_duration_seconds{collector="textfile",result="success",quantile="0.99"} 5.352000000000001e-06</text:p>
      <text:p text:style-name="Preformatted_20_Text">node_exporter_scrape_duration_seconds_sum{collector="textfile",result="success"} 4.373700000000001e-05</text:p>
      <text:p text:style-name="Preformatted_20_Text">node_exporter_scrape_duration_seconds_count{collector="textfile",result="success"} 10</text:p>
      <text:p text:style-name="Preformatted_20_Text">node_exporter_scrape_duration_seconds{collector="time",result="success",quantile="0.5"} 1.8554000000000002e-05</text:p>
      <text:p text:style-name="Preformatted_20_Text">node_exporter_scrape_duration_seconds{collector="time",result="success",quantile="0.9"} 3.5708000000000004e-05</text:p>
      <text:p text:style-name="Preformatted_20_Text">node_exporter_scrape_duration_seconds{collector="time",result="success",quantile="0.99"} 3.5708000000000004e-05</text:p>
      <text:p text:style-name="Preformatted_20_Text">node_exporter_scrape_duration_seconds_sum{collector="time",result="success"} 0.00023028200000000003</text:p>
      <text:p text:style-name="Preformatted_20_Text">node_exporter_scrape_duration_seconds_count{collector="time",result="success"} 10</text:p>
      <text:p text:style-name="Preformatted_20_Text"># HELP node_filesystem_avail Filesystem space available to non-root users in bytes.</text:p>
      <text:p text:style-name="Preformatted_20_Text"># TYPE node_filesystem_avail gauge</text:p>
      <text:p text:style-name="Preformatted_20_Text">node_filesystem_avail{device="/dev/disk/by-uuid/64ecdf77-db7b-48a8-9066-abfb837f2e24",fstype="ext4",mountpoint="/"} 3.7806649344e+10</text:p>
      <text:p text:style-name="Preformatted_20_Text">node_filesystem_avail{device="none",fstype="tmpfs",mountpoint="/run/lock"} 5.24288e+06</text:p>
      <text:p text:style-name="Preformatted_20_Text">node_filesystem_avail{device="none",fstype="tmpfs",mountpoint="/run/shm"} 1.037008896e+09</text:p>
      <text:p text:style-name="Preformatted_20_Text">node_filesystem_avail{device="none",fstype="tmpfs",mountpoint="/run/user"} 1.048576e+08</text:p>
      <text:p text:style-name="Preformatted_20_Text"><text:soft-page-break/>node_filesystem_avail{device="none",fstype="vboxsf",mountpoint="/vagrant"} 4.5138464768e+10</text:p>
      <text:p text:style-name="Preformatted_20_Text">node_filesystem_avail{device="rootfs",fstype="rootfs",mountpoint="/"} 3.7806649344e+10</text:p>
      <text:p text:style-name="Preformatted_20_Text">node_filesystem_avail{device="rpc_pipefs",fstype="rpc_pipefs",mountpoint="/run/rpc_pipefs"} 0</text:p>
      <text:p text:style-name="Preformatted_20_Text">node_filesystem_avail{device="tmpfs",fstype="tmpfs",mountpoint="/run"} 2.0701184e+08</text:p>
      <text:p text:style-name="Preformatted_20_Text"># HELP node_filesystem_files Filesystem total file nodes.</text:p>
      <text:p text:style-name="Preformatted_20_Text"># TYPE node_filesystem_files gauge</text:p>
      <text:p text:style-name="Preformatted_20_Text">node_filesystem_files{device="/dev/disk/by-uuid/64ecdf77-db7b-48a8-9066-abfb837f2e24",fstype="ext4",mountpoint="/"} 2.588672e+06</text:p>
      <text:p text:style-name="Preformatted_20_Text">node_filesystem_files{device="none",fstype="tmpfs",mountpoint="/run/lock"} 253176</text:p>
      <text:p text:style-name="Preformatted_20_Text">node_filesystem_files{device="none",fstype="tmpfs",mountpoint="/run/shm"} 253176</text:p>
      <text:p text:style-name="Preformatted_20_Text">node_filesystem_files{device="none",fstype="tmpfs",mountpoint="/run/user"} 253176</text:p>
      <text:p text:style-name="Preformatted_20_Text">node_filesystem_files{device="none",fstype="vboxsf",mountpoint="/vagrant"} 1000</text:p>
      <text:p text:style-name="Preformatted_20_Text">node_filesystem_files{device="rootfs",fstype="rootfs",mountpoint="/"} 2.588672e+06</text:p>
      <text:p text:style-name="Preformatted_20_Text">node_filesystem_files{device="rpc_pipefs",fstype="rpc_pipefs",mountpoint="/run/rpc_pipefs"} 0</text:p>
      <text:p text:style-name="Preformatted_20_Text">node_filesystem_files{device="tmpfs",fstype="tmpfs",mountpoint="/run"} 253176</text:p>
      <text:p text:style-name="Preformatted_20_Text"># HELP node_filesystem_files_free Filesystem total free file nodes.</text:p>
      <text:p text:style-name="Preformatted_20_Text"># TYPE node_filesystem_files_free gauge</text:p>
      <text:p text:style-name="Preformatted_20_Text">node_filesystem_files_free{device="/dev/disk/by-uuid/64ecdf77-db7b-48a8-9066-abfb837f2e24",fstype="ext4",mountpoint="/"} 2.516101e+06</text:p>
      <text:p text:style-name="Preformatted_20_Text">node_filesystem_files_free{device="none",fstype="tmpfs",mountpoint="/run/lock"} 253175</text:p>
      <text:p text:style-name="Preformatted_20_Text">node_filesystem_files_free{device="none",fstype="tmpfs",mountpoint="/run/shm"} 253175</text:p>
      <text:p text:style-name="Preformatted_20_Text">node_filesystem_files_free{device="none",fstype="tmpfs",mountpoint="/run/user"} 253174</text:p>
      <text:p text:style-name="Preformatted_20_Text">node_filesystem_files_free{device="none",fstype="vboxsf",mountpoint="/vagrant"} 1000</text:p>
      <text:p text:style-name="Preformatted_20_Text">node_filesystem_files_free{device="rootfs",fstype="rootfs",mountpoint="/"} 2.516101e+06</text:p>
      <text:p text:style-name="Preformatted_20_Text">node_filesystem_files_free{device="rpc_pipefs",fstype="rpc_pipefs",mountpoint="/run/rpc_pipefs"} 0</text:p>
      <text:p text:style-name="Preformatted_20_Text">node_filesystem_files_free{device="tmpfs",fstype="tmpfs",mountpoint="/run"} 252828</text:p>
      <text:p text:style-name="Preformatted_20_Text"># HELP node_filesystem_free Filesystem free space in bytes.</text:p>
      <text:p text:style-name="Preformatted_20_Text"># TYPE node_filesystem_free gauge</text:p>
      <text:p text:style-name="Preformatted_20_Text">node_filesystem_free{device="/dev/disk/by-uuid/64ecdf77-db7b-48a8-9066-abfb837f2e24",fstype="ext4",mountpoint="/"} 3.9944011776e+10</text:p>
      <text:p text:style-name="Preformatted_20_Text">node_filesystem_free{device="none",fstype="tmpfs",mountpoint="/run/lock"} 5.24288e+06</text:p>
      <text:p text:style-name="Preformatted_20_Text">node_filesystem_free{device="none",fstype="tmpfs",mountpoint="/run/shm"} 1.037008896e+09</text:p>
      <text:p text:style-name="Preformatted_20_Text">node_filesystem_free{device="none",fstype="tmpfs",mountpoint="/run/user"} 1.048576e+08</text:p>
      <text:p text:style-name="Preformatted_20_Text">node_filesystem_free{device="none",fstype="vboxsf",mountpoint="/vagrant"} 4.5138464768e+10</text:p>
      <text:p text:style-name="Preformatted_20_Text">node_filesystem_free{device="rootfs",fstype="rootfs",mountpoint="/"} 3.9944011776e+10</text:p>
      <text:p text:style-name="Preformatted_20_Text">node_filesystem_free{device="rpc_pipefs",fstype="rpc_pipefs",mountpoint="/run/rpc_pipefs"} 0</text:p>
      <text:p text:style-name="Preformatted_20_Text">node_filesystem_free{device="tmpfs",fstype="tmpfs",mountpoint="/run"} 2.0701184e+08</text:p>
      <text:p text:style-name="Preformatted_20_Text"># HELP node_filesystem_size Filesystem size in bytes.</text:p>
      <text:p text:style-name="Preformatted_20_Text"># TYPE node_filesystem_size gauge</text:p>
      <text:p text:style-name="Preformatted_20_Text">node_filesystem_size{device="/dev/disk/by-uuid/64ecdf77-db7b-48a8-9066-abfb837f2e24",fstype="ext4",mountpoint="/"} 4.1612050432e+10</text:p>
      <text:p text:style-name="Preformatted_20_Text">node_filesystem_size{device="none",fstype="tmpfs",mountpoint="/run/lock"} <text:soft-page-break/>5.24288e+06</text:p>
      <text:p text:style-name="Preformatted_20_Text">node_filesystem_size{device="none",fstype="tmpfs",mountpoint="/run/shm"} 1.037008896e+09</text:p>
      <text:p text:style-name="Preformatted_20_Text">node_filesystem_size{device="none",fstype="tmpfs",mountpoint="/run/user"} 1.048576e+08</text:p>
      <text:p text:style-name="Preformatted_20_Text">node_filesystem_size{device="none",fstype="vboxsf",mountpoint="/vagrant"} 6.4793505792e+10</text:p>
      <text:p text:style-name="Preformatted_20_Text">node_filesystem_size{device="rootfs",fstype="rootfs",mountpoint="/"} 4.1612050432e+10</text:p>
      <text:p text:style-name="Preformatted_20_Text">node_filesystem_size{device="rpc_pipefs",fstype="rpc_pipefs",mountpoint="/run/rpc_pipefs"} 0</text:p>
      <text:p text:style-name="Preformatted_20_Text">node_filesystem_size{device="tmpfs",fstype="tmpfs",mountpoint="/run"} 2.07405056e+08</text:p>
      <text:p text:style-name="Preformatted_20_Text"># HELP node_forks Total number of forks.</text:p>
      <text:p text:style-name="Preformatted_20_Text"># TYPE node_forks counter</text:p>
      <text:p text:style-name="Preformatted_20_Text">node_forks 1093</text:p>
      <text:p text:style-name="Preformatted_20_Text"># HELP node_intr Total number of interrupts serviced.</text:p>
      <text:p text:style-name="Preformatted_20_Text"># TYPE node_intr counter</text:p>
      <text:p text:style-name="Preformatted_20_Text">node_intr 24726</text:p>
      <text:p text:style-name="Preformatted_20_Text"># HELP node_load1 1m load average.</text:p>
      <text:p text:style-name="Preformatted_20_Text"># TYPE node_load1 gauge</text:p>
      <text:p text:style-name="Preformatted_20_Text">node_load1 0</text:p>
      <text:p text:style-name="Preformatted_20_Text"># HELP node_memory_Active Active from /proc/meminfo.</text:p>
      <text:p text:style-name="Preformatted_20_Text"># TYPE node_memory_Active gauge</text:p>
      <text:p text:style-name="Preformatted_20_Text">node_memory_Active 4.0030208e+07</text:p>
      <text:p text:style-name="Preformatted_20_Text"># HELP node_memory_Active_anon Active_anon from /proc/meminfo.</text:p>
      <text:p text:style-name="Preformatted_20_Text"># TYPE node_memory_Active_anon gauge</text:p>
      <text:p text:style-name="Preformatted_20_Text">node_memory_Active_anon 2.1610496e+07</text:p>
      <text:p text:style-name="Preformatted_20_Text"># HELP node_memory_Active_file Active_file from /proc/meminfo.</text:p>
      <text:p text:style-name="Preformatted_20_Text"># TYPE node_memory_Active_file gauge</text:p>
      <text:p text:style-name="Preformatted_20_Text">node_memory_Active_file 1.8419712e+07</text:p>
      <text:p text:style-name="Preformatted_20_Text"># HELP node_memory_AnonHugePages AnonHugePages from /proc/meminfo.</text:p>
      <text:p text:style-name="Preformatted_20_Text"># TYPE node_memory_AnonHugePages gauge</text:p>
      <text:p text:style-name="Preformatted_20_Text">node_memory_AnonHugePages 4.194304e+06</text:p>
      <text:p text:style-name="Preformatted_20_Text"># HELP node_memory_AnonPages AnonPages from /proc/meminfo.</text:p>
      <text:p text:style-name="Preformatted_20_Text"># TYPE node_memory_AnonPages gauge</text:p>
      <text:p text:style-name="Preformatted_20_Text">node_memory_AnonPages 2.152448e+07</text:p>
      <text:p text:style-name="Preformatted_20_Text"># HELP node_memory_Bounce Bounce from /proc/meminfo.</text:p>
      <text:p text:style-name="Preformatted_20_Text"># TYPE node_memory_Bounce gauge</text:p>
      <text:p text:style-name="Preformatted_20_Text">node_memory_Bounce 0</text:p>
      <text:p text:style-name="Preformatted_20_Text"># HELP node_memory_Buffers Buffers from /proc/meminfo.</text:p>
      <text:p text:style-name="Preformatted_20_Text"># TYPE node_memory_Buffers gauge</text:p>
      <text:p text:style-name="Preformatted_20_Text">node_memory_Buffers 1.2804096e+07</text:p>
      <text:p text:style-name="Preformatted_20_Text"># HELP node_memory_Cached Cached from /proc/meminfo.</text:p>
      <text:p text:style-name="Preformatted_20_Text"># TYPE node_memory_Cached gauge</text:p>
      <text:p text:style-name="Preformatted_20_Text">node_memory_Cached 2.25865728e+08</text:p>
      <text:p text:style-name="Preformatted_20_Text"># HELP node_memory_CommitLimit CommitLimit from /proc/meminfo.</text:p>
      <text:p text:style-name="Preformatted_20_Text"># TYPE node_memory_CommitLimit gauge</text:p>
      <text:p text:style-name="Preformatted_20_Text">node_memory_CommitLimit 1.57177856e+09</text:p>
      <text:p text:style-name="Preformatted_20_Text"># HELP node_memory_Committed_AS Committed_AS from /proc/meminfo.</text:p>
      <text:p text:style-name="Preformatted_20_Text"># TYPE node_memory_Committed_AS gauge</text:p>
      <text:p text:style-name="Preformatted_20_Text">node_memory_Committed_AS 1.14782208e+08</text:p>
      <text:p text:style-name="Preformatted_20_Text"># HELP node_memory_DirectMap2M DirectMap2M from /proc/meminfo.</text:p>
      <text:p text:style-name="Preformatted_20_Text"># TYPE node_memory_DirectMap2M gauge</text:p>
      <text:p text:style-name="Preformatted_20_Text">node_memory_DirectMap2M 2.069889024e+09</text:p>
      <text:p text:style-name="Preformatted_20_Text"># HELP node_memory_DirectMap4k DirectMap4k from /proc/meminfo.</text:p>
      <text:p text:style-name="Preformatted_20_Text"># TYPE node_memory_DirectMap4k gauge</text:p>
      <text:p text:style-name="Preformatted_20_Text">node_memory_DirectMap4k 5.2363264e+07</text:p>
      <text:p text:style-name="Preformatted_20_Text"># HELP node_memory_Dirty Dirty from /proc/meminfo.</text:p>
      <text:p text:style-name="Preformatted_20_Text"># TYPE node_memory_Dirty gauge</text:p>
      <text:p text:style-name="Preformatted_20_Text">node_memory_Dirty 0</text:p>
      <text:p text:style-name="Preformatted_20_Text"># HELP node_memory_HardwareCorrupted HardwareCorrupted from /proc/meminfo.</text:p>
      <text:p text:style-name="Preformatted_20_Text"># TYPE node_memory_HardwareCorrupted gauge</text:p>
      <text:p text:style-name="Preformatted_20_Text">node_memory_HardwareCorrupted 0</text:p>
      <text:p text:style-name="Preformatted_20_Text"><text:soft-page-break/># HELP node_memory_HugePages_Free HugePages_Free from /proc/meminfo.</text:p>
      <text:p text:style-name="Preformatted_20_Text"># TYPE node_memory_HugePages_Free gauge</text:p>
      <text:p text:style-name="Preformatted_20_Text">node_memory_HugePages_Free 0</text:p>
      <text:p text:style-name="Preformatted_20_Text"># HELP node_memory_HugePages_Rsvd HugePages_Rsvd from /proc/meminfo.</text:p>
      <text:p text:style-name="Preformatted_20_Text"># TYPE node_memory_HugePages_Rsvd gauge</text:p>
      <text:p text:style-name="Preformatted_20_Text">node_memory_HugePages_Rsvd 0</text:p>
      <text:p text:style-name="Preformatted_20_Text"># HELP node_memory_HugePages_Surp HugePages_Surp from /proc/meminfo.</text:p>
      <text:p text:style-name="Preformatted_20_Text"># TYPE node_memory_HugePages_Surp gauge</text:p>
      <text:p text:style-name="Preformatted_20_Text">node_memory_HugePages_Surp 0</text:p>
      <text:p text:style-name="Preformatted_20_Text"># HELP node_memory_HugePages_Total HugePages_Total from /proc/meminfo.</text:p>
      <text:p text:style-name="Preformatted_20_Text"># TYPE node_memory_HugePages_Total gauge</text:p>
      <text:p text:style-name="Preformatted_20_Text">node_memory_HugePages_Total 0</text:p>
      <text:p text:style-name="Preformatted_20_Text"># HELP node_memory_Hugepagesize Hugepagesize from /proc/meminfo.</text:p>
      <text:p text:style-name="Preformatted_20_Text"># TYPE node_memory_Hugepagesize gauge</text:p>
      <text:p text:style-name="Preformatted_20_Text">node_memory_Hugepagesize 2.097152e+06</text:p>
      <text:p text:style-name="Preformatted_20_Text"># HELP node_memory_Inactive Inactive from /proc/meminfo.</text:p>
      <text:p text:style-name="Preformatted_20_Text"># TYPE node_memory_Inactive gauge</text:p>
      <text:p text:style-name="Preformatted_20_Text">node_memory_Inactive 2.2013952e+08</text:p>
      <text:p text:style-name="Preformatted_20_Text"># HELP node_memory_Inactive_anon Inactive_anon from /proc/meminfo.</text:p>
      <text:p text:style-name="Preformatted_20_Text"># TYPE node_memory_Inactive_anon gauge</text:p>
      <text:p text:style-name="Preformatted_20_Text">node_memory_Inactive_anon 610304</text:p>
      <text:p text:style-name="Preformatted_20_Text"># HELP node_memory_Inactive_file Inactive_file from /proc/meminfo.</text:p>
      <text:p text:style-name="Preformatted_20_Text"># TYPE node_memory_Inactive_file gauge</text:p>
      <text:p text:style-name="Preformatted_20_Text">node_memory_Inactive_file 2.19529216e+08</text:p>
      <text:p text:style-name="Preformatted_20_Text"># HELP node_memory_KernelStack KernelStack from /proc/meminfo.</text:p>
      <text:p text:style-name="Preformatted_20_Text"># TYPE node_memory_KernelStack gauge</text:p>
      <text:p text:style-name="Preformatted_20_Text">node_memory_KernelStack 770048</text:p>
      <text:p text:style-name="Preformatted_20_Text"># HELP node_memory_Mapped Mapped from /proc/meminfo.</text:p>
      <text:p text:style-name="Preformatted_20_Text"># TYPE node_memory_Mapped gauge</text:p>
      <text:p text:style-name="Preformatted_20_Text">node_memory_Mapped 1.1042816e+07</text:p>
      <text:p text:style-name="Preformatted_20_Text"># HELP node_memory_MemFree MemFree from /proc/meminfo.</text:p>
      <text:p text:style-name="Preformatted_20_Text"># TYPE node_memory_MemFree gauge</text:p>
      <text:p text:style-name="Preformatted_20_Text">node_memory_MemFree 1.769705472e+09</text:p>
      <text:p text:style-name="Preformatted_20_Text"># HELP node_memory_MemTotal MemTotal from /proc/meminfo.</text:p>
      <text:p text:style-name="Preformatted_20_Text"># TYPE node_memory_MemTotal gauge</text:p>
      <text:p text:style-name="Preformatted_20_Text">node_memory_MemTotal 2.074021888e+09</text:p>
      <text:p text:style-name="Preformatted_20_Text"># HELP node_memory_Mlocked Mlocked from /proc/meminfo.</text:p>
      <text:p text:style-name="Preformatted_20_Text"># TYPE node_memory_Mlocked gauge</text:p>
      <text:p text:style-name="Preformatted_20_Text">node_memory_Mlocked 0</text:p>
      <text:p text:style-name="Preformatted_20_Text"># HELP node_memory_NFS_Unstable NFS_Unstable from /proc/meminfo.</text:p>
      <text:p text:style-name="Preformatted_20_Text"># TYPE node_memory_NFS_Unstable gauge</text:p>
      <text:p text:style-name="Preformatted_20_Text">node_memory_NFS_Unstable 0</text:p>
      <text:p text:style-name="Preformatted_20_Text"># HELP node_memory_PageTables PageTables from /proc/meminfo.</text:p>
      <text:p text:style-name="Preformatted_20_Text"># TYPE node_memory_PageTables gauge</text:p>
      <text:p text:style-name="Preformatted_20_Text">node_memory_PageTables 2.10944e+06</text:p>
      <text:p text:style-name="Preformatted_20_Text"># HELP node_memory_SReclaimable SReclaimable from /proc/meminfo.</text:p>
      <text:p text:style-name="Preformatted_20_Text"># TYPE node_memory_SReclaimable gauge</text:p>
      <text:p text:style-name="Preformatted_20_Text">node_memory_SReclaimable 9.515008e+06</text:p>
      <text:p text:style-name="Preformatted_20_Text"># HELP node_memory_SUnreclaim SUnreclaim from /proc/meminfo.</text:p>
      <text:p text:style-name="Preformatted_20_Text"># TYPE node_memory_SUnreclaim gauge</text:p>
      <text:p text:style-name="Preformatted_20_Text">node_memory_SUnreclaim 8.966144e+06</text:p>
      <text:p text:style-name="Preformatted_20_Text"># HELP node_memory_Shmem Shmem from /proc/meminfo.</text:p>
      <text:p text:style-name="Preformatted_20_Text"># TYPE node_memory_Shmem gauge</text:p>
      <text:p text:style-name="Preformatted_20_Text">node_memory_Shmem 712704</text:p>
      <text:p text:style-name="Preformatted_20_Text"># HELP node_memory_Slab Slab from /proc/meminfo.</text:p>
      <text:p text:style-name="Preformatted_20_Text"># TYPE node_memory_Slab gauge</text:p>
      <text:p text:style-name="Preformatted_20_Text">node_memory_Slab 1.8481152e+07</text:p>
      <text:p text:style-name="Preformatted_20_Text"># HELP node_memory_SwapCached SwapCached from /proc/meminfo.</text:p>
      <text:p text:style-name="Preformatted_20_Text"># TYPE node_memory_SwapCached gauge</text:p>
      <text:p text:style-name="Preformatted_20_Text">node_memory_SwapCached 0</text:p>
      <text:p text:style-name="Preformatted_20_Text"># HELP node_memory_SwapFree SwapFree from /proc/meminfo.</text:p>
      <text:p text:style-name="Preformatted_20_Text"># TYPE node_memory_SwapFree gauge</text:p>
      <text:p text:style-name="Preformatted_20_Text">node_memory_SwapFree 5.34769664e+08</text:p>
      <text:p text:style-name="Preformatted_20_Text"># HELP node_memory_SwapTotal SwapTotal from /proc/meminfo.</text:p>
      <text:p text:style-name="Preformatted_20_Text"><text:soft-page-break/># TYPE node_memory_SwapTotal gauge</text:p>
      <text:p text:style-name="Preformatted_20_Text">node_memory_SwapTotal 5.34769664e+08</text:p>
      <text:p text:style-name="Preformatted_20_Text"># HELP node_memory_Unevictable Unevictable from /proc/meminfo.</text:p>
      <text:p text:style-name="Preformatted_20_Text"># TYPE node_memory_Unevictable gauge</text:p>
      <text:p text:style-name="Preformatted_20_Text">node_memory_Unevictable 0</text:p>
      <text:p text:style-name="Preformatted_20_Text"># HELP node_memory_VmallocChunk VmallocChunk from /proc/meminfo.</text:p>
      <text:p text:style-name="Preformatted_20_Text"># TYPE node_memory_VmallocChunk gauge</text:p>
      <text:p text:style-name="Preformatted_20_Text">node_memory_VmallocChunk 3.5184337477632e+13</text:p>
      <text:p text:style-name="Preformatted_20_Text"># HELP node_memory_VmallocTotal VmallocTotal from /proc/meminfo.</text:p>
      <text:p text:style-name="Preformatted_20_Text"># TYPE node_memory_VmallocTotal gauge</text:p>
      <text:p text:style-name="Preformatted_20_Text">node_memory_VmallocTotal 3.5184372087808e+13</text:p>
      <text:p text:style-name="Preformatted_20_Text"># HELP node_memory_VmallocUsed VmallocUsed from /proc/meminfo.</text:p>
      <text:p text:style-name="Preformatted_20_Text"># TYPE node_memory_VmallocUsed gauge</text:p>
      <text:p text:style-name="Preformatted_20_Text">node_memory_VmallocUsed 2.8987392e+07</text:p>
      <text:p text:style-name="Preformatted_20_Text"># HELP node_memory_Writeback Writeback from /proc/meminfo.</text:p>
      <text:p text:style-name="Preformatted_20_Text"># TYPE node_memory_Writeback gauge</text:p>
      <text:p text:style-name="Preformatted_20_Text">node_memory_Writeback 0</text:p>
      <text:p text:style-name="Preformatted_20_Text"># HELP node_memory_WritebackTmp WritebackTmp from /proc/meminfo.</text:p>
      <text:p text:style-name="Preformatted_20_Text"># TYPE node_memory_WritebackTmp gauge</text:p>
      <text:p text:style-name="Preformatted_20_Text">node_memory_WritebackTmp 0</text:p>
      <text:p text:style-name="Preformatted_20_Text"># HELP node_netstat_Icmp_InAddrMaskReps Icmp InAddrMaskReps from /proc/net/{netstat,snmp}.</text:p>
      <text:p text:style-name="Preformatted_20_Text"># TYPE node_netstat_Icmp_InAddrMaskReps gauge</text:p>
      <text:p text:style-name="Preformatted_20_Text">node_netstat_Icmp_InAddrMaskReps 0</text:p>
      <text:p text:style-name="Preformatted_20_Text"># HELP node_netstat_Icmp_InAddrMasks Icmp InAddrMasks from /proc/net/{netstat,snmp}.</text:p>
      <text:p text:style-name="Preformatted_20_Text"># TYPE node_netstat_Icmp_InAddrMasks gauge</text:p>
      <text:p text:style-name="Preformatted_20_Text">node_netstat_Icmp_InAddrMasks 0</text:p>
      <text:p text:style-name="Preformatted_20_Text"># HELP node_netstat_Icmp_InCsumErrors Icmp InCsumErrors from /proc/net/{netstat,snmp}.</text:p>
      <text:p text:style-name="Preformatted_20_Text"># TYPE node_netstat_Icmp_InCsumErrors gauge</text:p>
      <text:p text:style-name="Preformatted_20_Text">node_netstat_Icmp_InCsumErrors 0</text:p>
      <text:p text:style-name="Preformatted_20_Text"># HELP node_netstat_Icmp_InDestUnreachs Icmp InDestUnreachs from /proc/net/{netstat,snmp}.</text:p>
      <text:p text:style-name="Preformatted_20_Text"># TYPE node_netstat_Icmp_InDestUnreachs gauge</text:p>
      <text:p text:style-name="Preformatted_20_Text">node_netstat_Icmp_InDestUnreachs 0</text:p>
      <text:p text:style-name="Preformatted_20_Text"># HELP node_netstat_Icmp_InEchoReps Icmp InEchoReps from /proc/net/{netstat,snmp}.</text:p>
      <text:p text:style-name="Preformatted_20_Text"># TYPE node_netstat_Icmp_InEchoReps gauge</text:p>
      <text:p text:style-name="Preformatted_20_Text">node_netstat_Icmp_InEchoReps 0</text:p>
      <text:p text:style-name="Preformatted_20_Text"># HELP node_netstat_Icmp_InEchos Icmp InEchos from /proc/net/{netstat,snmp}.</text:p>
      <text:p text:style-name="Preformatted_20_Text"># TYPE node_netstat_Icmp_InEchos gauge</text:p>
      <text:p text:style-name="Preformatted_20_Text">node_netstat_Icmp_InEchos 0</text:p>
      <text:p text:style-name="Preformatted_20_Text"># HELP node_netstat_Icmp_InErrors Icmp InErrors from /proc/net/{netstat,snmp}.</text:p>
      <text:p text:style-name="Preformatted_20_Text"># TYPE node_netstat_Icmp_InErrors gauge</text:p>
      <text:p text:style-name="Preformatted_20_Text">node_netstat_Icmp_InErrors 0</text:p>
      <text:p text:style-name="Preformatted_20_Text"># HELP node_netstat_Icmp_InMsgs Icmp InMsgs from /proc/net/{netstat,snmp}.</text:p>
      <text:p text:style-name="Preformatted_20_Text"># TYPE node_netstat_Icmp_InMsgs gauge</text:p>
      <text:p text:style-name="Preformatted_20_Text">node_netstat_Icmp_InMsgs 0</text:p>
      <text:p text:style-name="Preformatted_20_Text"># HELP node_netstat_Icmp_InParmProbs Icmp InParmProbs from /proc/net/{netstat,snmp}.</text:p>
      <text:p text:style-name="Preformatted_20_Text"># TYPE node_netstat_Icmp_InParmProbs gauge</text:p>
      <text:p text:style-name="Preformatted_20_Text">node_netstat_Icmp_InParmProbs 0</text:p>
      <text:p text:style-name="Preformatted_20_Text"># HELP node_netstat_Icmp_InRedirects Icmp InRedirects from /proc/net/{netstat,snmp}.</text:p>
      <text:p text:style-name="Preformatted_20_Text"># TYPE node_netstat_Icmp_InRedirects gauge</text:p>
      <text:p text:style-name="Preformatted_20_Text">node_netstat_Icmp_InRedirects 0</text:p>
      <text:p text:style-name="Preformatted_20_Text"># HELP node_netstat_Icmp_InSrcQuenchs Icmp InSrcQuenchs from /proc/net/{netstat,snmp}.</text:p>
      <text:p text:style-name="Preformatted_20_Text"># TYPE node_netstat_Icmp_InSrcQuenchs gauge</text:p>
      <text:p text:style-name="Preformatted_20_Text">node_netstat_Icmp_InSrcQuenchs 0</text:p>
      <text:p text:style-name="Preformatted_20_Text"># HELP node_netstat_Icmp_InTimeExcds Icmp InTimeExcds from /proc/net/{netstat,snmp}.</text:p>
      <text:p text:style-name="Preformatted_20_Text"># TYPE node_netstat_Icmp_InTimeExcds gauge</text:p>
      <text:p text:style-name="Preformatted_20_Text"><text:soft-page-break/>node_netstat_Icmp_InTimeExcds 0</text:p>
      <text:p text:style-name="Preformatted_20_Text"># HELP node_netstat_Icmp_InTimestampReps Icmp InTimestampReps from /proc/net/{netstat,snmp}.</text:p>
      <text:p text:style-name="Preformatted_20_Text"># TYPE node_netstat_Icmp_InTimestampReps gauge</text:p>
      <text:p text:style-name="Preformatted_20_Text">node_netstat_Icmp_InTimestampReps 0</text:p>
      <text:p text:style-name="Preformatted_20_Text"># HELP node_netstat_Icmp_InTimestamps Icmp InTimestamps from /proc/net/{netstat,snmp}.</text:p>
      <text:p text:style-name="Preformatted_20_Text"># TYPE node_netstat_Icmp_InTimestamps gauge</text:p>
      <text:p text:style-name="Preformatted_20_Text">node_netstat_Icmp_InTimestamps 0</text:p>
      <text:p text:style-name="Preformatted_20_Text"># HELP node_netstat_Icmp_OutAddrMaskReps Icmp OutAddrMaskReps from /proc/net/{netstat,snmp}.</text:p>
      <text:p text:style-name="Preformatted_20_Text"># TYPE node_netstat_Icmp_OutAddrMaskReps gauge</text:p>
      <text:p text:style-name="Preformatted_20_Text">node_netstat_Icmp_OutAddrMaskReps 0</text:p>
      <text:p text:style-name="Preformatted_20_Text"># HELP node_netstat_Icmp_OutAddrMasks Icmp OutAddrMasks from /proc/net/{netstat,snmp}.</text:p>
      <text:p text:style-name="Preformatted_20_Text"># TYPE node_netstat_Icmp_OutAddrMasks gauge</text:p>
      <text:p text:style-name="Preformatted_20_Text">node_netstat_Icmp_OutAddrMasks 0</text:p>
      <text:p text:style-name="Preformatted_20_Text"># HELP node_netstat_Icmp_OutDestUnreachs Icmp OutDestUnreachs from /proc/net/{netstat,snmp}.</text:p>
      <text:p text:style-name="Preformatted_20_Text"># TYPE node_netstat_Icmp_OutDestUnreachs gauge</text:p>
      <text:p text:style-name="Preformatted_20_Text">node_netstat_Icmp_OutDestUnreachs 0</text:p>
      <text:p text:style-name="Preformatted_20_Text"># HELP node_netstat_Icmp_OutEchoReps Icmp OutEchoReps from /proc/net/{netstat,snmp}.</text:p>
      <text:p text:style-name="Preformatted_20_Text"># TYPE node_netstat_Icmp_OutEchoReps gauge</text:p>
      <text:p text:style-name="Preformatted_20_Text">node_netstat_Icmp_OutEchoReps 0</text:p>
      <text:p text:style-name="Preformatted_20_Text"># HELP node_netstat_Icmp_OutEchos Icmp OutEchos from /proc/net/{netstat,snmp}.</text:p>
      <text:p text:style-name="Preformatted_20_Text"># TYPE node_netstat_Icmp_OutEchos gauge</text:p>
      <text:p text:style-name="Preformatted_20_Text">node_netstat_Icmp_OutEchos 0</text:p>
      <text:p text:style-name="Preformatted_20_Text"># HELP node_netstat_Icmp_OutErrors Icmp OutErrors from /proc/net/{netstat,snmp}.</text:p>
      <text:p text:style-name="Preformatted_20_Text"># TYPE node_netstat_Icmp_OutErrors gauge</text:p>
      <text:p text:style-name="Preformatted_20_Text">node_netstat_Icmp_OutErrors 0</text:p>
      <text:p text:style-name="Preformatted_20_Text"># HELP node_netstat_Icmp_OutMsgs Icmp OutMsgs from /proc/net/{netstat,snmp}.</text:p>
      <text:p text:style-name="Preformatted_20_Text"># TYPE node_netstat_Icmp_OutMsgs gauge</text:p>
      <text:p text:style-name="Preformatted_20_Text">node_netstat_Icmp_OutMsgs 0</text:p>
      <text:p text:style-name="Preformatted_20_Text"># HELP node_netstat_Icmp_OutParmProbs Icmp OutParmProbs from /proc/net/{netstat,snmp}.</text:p>
      <text:p text:style-name="Preformatted_20_Text"># TYPE node_netstat_Icmp_OutParmProbs gauge</text:p>
      <text:p text:style-name="Preformatted_20_Text">node_netstat_Icmp_OutParmProbs 0</text:p>
      <text:p text:style-name="Preformatted_20_Text"># HELP node_netstat_Icmp_OutRedirects Icmp OutRedirects from /proc/net/{netstat,snmp}.</text:p>
      <text:p text:style-name="Preformatted_20_Text"># TYPE node_netstat_Icmp_OutRedirects gauge</text:p>
      <text:p text:style-name="Preformatted_20_Text">node_netstat_Icmp_OutRedirects 0</text:p>
      <text:p text:style-name="Preformatted_20_Text"># HELP node_netstat_Icmp_OutSrcQuenchs Icmp OutSrcQuenchs from /proc/net/{netstat,snmp}.</text:p>
      <text:p text:style-name="Preformatted_20_Text"># TYPE node_netstat_Icmp_OutSrcQuenchs gauge</text:p>
      <text:p text:style-name="Preformatted_20_Text">node_netstat_Icmp_OutSrcQuenchs 0</text:p>
      <text:p text:style-name="Preformatted_20_Text"># HELP node_netstat_Icmp_OutTimeExcds Icmp OutTimeExcds from /proc/net/{netstat,snmp}.</text:p>
      <text:p text:style-name="Preformatted_20_Text"># TYPE node_netstat_Icmp_OutTimeExcds gauge</text:p>
      <text:p text:style-name="Preformatted_20_Text">node_netstat_Icmp_OutTimeExcds 0</text:p>
      <text:p text:style-name="Preformatted_20_Text"># HELP node_netstat_Icmp_OutTimestampReps Icmp OutTimestampReps from /proc/net/{netstat,snmp}.</text:p>
      <text:p text:style-name="Preformatted_20_Text"># TYPE node_netstat_Icmp_OutTimestampReps gauge</text:p>
      <text:p text:style-name="Preformatted_20_Text">node_netstat_Icmp_OutTimestampReps 0</text:p>
      <text:p text:style-name="Preformatted_20_Text"># HELP node_netstat_Icmp_OutTimestamps Icmp OutTimestamps from /proc/net/{netstat,snmp}.</text:p>
      <text:p text:style-name="Preformatted_20_Text"># TYPE node_netstat_Icmp_OutTimestamps gauge</text:p>
      <text:p text:style-name="Preformatted_20_Text">node_netstat_Icmp_OutTimestamps 0</text:p>
      <text:p text:style-name="Preformatted_20_Text"># HELP node_netstat_IpExt_InBcastOctets IpExt InBcastOctets from /proc/net/{netstat,snmp}.</text:p>
      <text:p text:style-name="Preformatted_20_Text"># TYPE node_netstat_IpExt_InBcastOctets gauge</text:p>
      <text:p text:style-name="Preformatted_20_Text">node_netstat_IpExt_InBcastOctets 0</text:p>
      <text:p text:style-name="Preformatted_20_Text"># HELP node_netstat_IpExt_InBcastPkts IpExt InBcastPkts from /proc/net/{netstat,snmp}.</text:p>
      <text:p text:style-name="Preformatted_20_Text"><text:soft-page-break/># TYPE node_netstat_IpExt_InBcastPkts gauge</text:p>
      <text:p text:style-name="Preformatted_20_Text">node_netstat_IpExt_InBcastPkts 0</text:p>
      <text:p text:style-name="Preformatted_20_Text"># HELP node_netstat_IpExt_InCEPkts IpExt InCEPkts from /proc/net/{netstat,snmp}.</text:p>
      <text:p text:style-name="Preformatted_20_Text"># TYPE node_netstat_IpExt_InCEPkts gauge</text:p>
      <text:p text:style-name="Preformatted_20_Text">node_netstat_IpExt_InCEPkts 0</text:p>
      <text:p text:style-name="Preformatted_20_Text"># HELP node_netstat_IpExt_InCsumErrors IpExt InCsumErrors from /proc/net/{netstat,snmp}.</text:p>
      <text:p text:style-name="Preformatted_20_Text"># TYPE node_netstat_IpExt_InCsumErrors gauge</text:p>
      <text:p text:style-name="Preformatted_20_Text">node_netstat_IpExt_InCsumErrors 0</text:p>
      <text:p text:style-name="Preformatted_20_Text"># HELP node_netstat_IpExt_InECT0Pkts IpExt InECT0Pkts from /proc/net/{netstat,snmp}.</text:p>
      <text:p text:style-name="Preformatted_20_Text"># TYPE node_netstat_IpExt_InECT0Pkts gauge</text:p>
      <text:p text:style-name="Preformatted_20_Text">node_netstat_IpExt_InECT0Pkts 0</text:p>
      <text:p text:style-name="Preformatted_20_Text"># HELP node_netstat_IpExt_InECT1Pkts IpExt InECT1Pkts from /proc/net/{netstat,snmp}.</text:p>
      <text:p text:style-name="Preformatted_20_Text"># TYPE node_netstat_IpExt_InECT1Pkts gauge</text:p>
      <text:p text:style-name="Preformatted_20_Text">node_netstat_IpExt_InECT1Pkts 0</text:p>
      <text:p text:style-name="Preformatted_20_Text"># HELP node_netstat_IpExt_InMcastOctets IpExt InMcastOctets from /proc/net/{netstat,snmp}.</text:p>
      <text:p text:style-name="Preformatted_20_Text"># TYPE node_netstat_IpExt_InMcastOctets gauge</text:p>
      <text:p text:style-name="Preformatted_20_Text">node_netstat_IpExt_InMcastOctets 0</text:p>
      <text:p text:style-name="Preformatted_20_Text"># HELP node_netstat_IpExt_InMcastPkts IpExt InMcastPkts from /proc/net/{netstat,snmp}.</text:p>
      <text:p text:style-name="Preformatted_20_Text"># TYPE node_netstat_IpExt_InMcastPkts gauge</text:p>
      <text:p text:style-name="Preformatted_20_Text">node_netstat_IpExt_InMcastPkts 0</text:p>
      <text:p text:style-name="Preformatted_20_Text"># HELP node_netstat_IpExt_InNoECTPkts IpExt InNoECTPkts from /proc/net/{netstat,snmp}.</text:p>
      <text:p text:style-name="Preformatted_20_Text"># TYPE node_netstat_IpExt_InNoECTPkts gauge</text:p>
      <text:p text:style-name="Preformatted_20_Text">node_netstat_IpExt_InNoECTPkts 475</text:p>
      <text:p text:style-name="Preformatted_20_Text"># HELP node_netstat_IpExt_InNoRoutes IpExt InNoRoutes from /proc/net/{netstat,snmp}.</text:p>
      <text:p text:style-name="Preformatted_20_Text"># TYPE node_netstat_IpExt_InNoRoutes gauge</text:p>
      <text:p text:style-name="Preformatted_20_Text">node_netstat_IpExt_InNoRoutes 5</text:p>
      <text:p text:style-name="Preformatted_20_Text"># HELP node_netstat_IpExt_InOctets IpExt InOctets from /proc/net/{netstat,snmp}.</text:p>
      <text:p text:style-name="Preformatted_20_Text"># TYPE node_netstat_IpExt_InOctets gauge</text:p>
      <text:p text:style-name="Preformatted_20_Text">node_netstat_IpExt_InOctets 46397</text:p>
      <text:p text:style-name="Preformatted_20_Text"># HELP node_netstat_IpExt_InTruncatedPkts IpExt InTruncatedPkts from /proc/net/{netstat,snmp}.</text:p>
      <text:p text:style-name="Preformatted_20_Text"># TYPE node_netstat_IpExt_InTruncatedPkts gauge</text:p>
      <text:p text:style-name="Preformatted_20_Text">node_netstat_IpExt_InTruncatedPkts 0</text:p>
      <text:p text:style-name="Preformatted_20_Text"># HELP node_netstat_IpExt_OutBcastOctets IpExt OutBcastOctets from /proc/net/{netstat,snmp}.</text:p>
      <text:p text:style-name="Preformatted_20_Text"># TYPE node_netstat_IpExt_OutBcastOctets gauge</text:p>
      <text:p text:style-name="Preformatted_20_Text">node_netstat_IpExt_OutBcastOctets 0</text:p>
      <text:p text:style-name="Preformatted_20_Text"># HELP node_netstat_IpExt_OutBcastPkts IpExt OutBcastPkts from /proc/net/{netstat,snmp}.</text:p>
      <text:p text:style-name="Preformatted_20_Text"># TYPE node_netstat_IpExt_OutBcastPkts gauge</text:p>
      <text:p text:style-name="Preformatted_20_Text">node_netstat_IpExt_OutBcastPkts 0</text:p>
      <text:p text:style-name="Preformatted_20_Text"># HELP node_netstat_IpExt_OutMcastOctets IpExt OutMcastOctets from /proc/net/{netstat,snmp}.</text:p>
      <text:p text:style-name="Preformatted_20_Text"># TYPE node_netstat_IpExt_OutMcastOctets gauge</text:p>
      <text:p text:style-name="Preformatted_20_Text">node_netstat_IpExt_OutMcastOctets 0</text:p>
      <text:p text:style-name="Preformatted_20_Text"># HELP node_netstat_IpExt_OutMcastPkts IpExt OutMcastPkts from /proc/net/{netstat,snmp}.</text:p>
      <text:p text:style-name="Preformatted_20_Text"># TYPE node_netstat_IpExt_OutMcastPkts gauge</text:p>
      <text:p text:style-name="Preformatted_20_Text">node_netstat_IpExt_OutMcastPkts 0</text:p>
      <text:p text:style-name="Preformatted_20_Text"># HELP node_netstat_IpExt_OutOctets IpExt OutOctets from /proc/net/{netstat,snmp}.</text:p>
      <text:p text:style-name="Preformatted_20_Text"># TYPE node_netstat_IpExt_OutOctets gauge</text:p>
      <text:p text:style-name="Preformatted_20_Text">node_netstat_IpExt_OutOctets 99359</text:p>
      <text:p text:style-name="Preformatted_20_Text"># HELP node_netstat_Ip_DefaultTTL Ip DefaultTTL from /proc/net/{netstat,snmp}.</text:p>
      <text:p text:style-name="Preformatted_20_Text"># TYPE node_netstat_Ip_DefaultTTL gauge</text:p>
      <text:p text:style-name="Preformatted_20_Text">node_netstat_Ip_DefaultTTL 64</text:p>
      <text:p text:style-name="Preformatted_20_Text"># HELP node_netstat_Ip_ForwDatagrams Ip ForwDatagrams from /proc/net/<text:soft-page-break/>{netstat,snmp}.</text:p>
      <text:p text:style-name="Preformatted_20_Text"># TYPE node_netstat_Ip_ForwDatagrams gauge</text:p>
      <text:p text:style-name="Preformatted_20_Text">node_netstat_Ip_ForwDatagrams 0</text:p>
      <text:p text:style-name="Preformatted_20_Text"># HELP node_netstat_Ip_Forwarding Ip Forwarding from /proc/net/{netstat,snmp}.</text:p>
      <text:p text:style-name="Preformatted_20_Text"># TYPE node_netstat_Ip_Forwarding gauge</text:p>
      <text:p text:style-name="Preformatted_20_Text">node_netstat_Ip_Forwarding 2</text:p>
      <text:p text:style-name="Preformatted_20_Text"># HELP node_netstat_Ip_FragCreates Ip FragCreates from /proc/net/{netstat,snmp}.</text:p>
      <text:p text:style-name="Preformatted_20_Text"># TYPE node_netstat_Ip_FragCreates gauge</text:p>
      <text:p text:style-name="Preformatted_20_Text">node_netstat_Ip_FragCreates 0</text:p>
      <text:p text:style-name="Preformatted_20_Text"># HELP node_netstat_Ip_FragFails Ip FragFails from /proc/net/{netstat,snmp}.</text:p>
      <text:p text:style-name="Preformatted_20_Text"># TYPE node_netstat_Ip_FragFails gauge</text:p>
      <text:p text:style-name="Preformatted_20_Text">node_netstat_Ip_FragFails 0</text:p>
      <text:p text:style-name="Preformatted_20_Text"># HELP node_netstat_Ip_FragOKs Ip FragOKs from /proc/net/{netstat,snmp}.</text:p>
      <text:p text:style-name="Preformatted_20_Text"># TYPE node_netstat_Ip_FragOKs gauge</text:p>
      <text:p text:style-name="Preformatted_20_Text">node_netstat_Ip_FragOKs 0</text:p>
      <text:p text:style-name="Preformatted_20_Text"># HELP node_netstat_Ip_InAddrErrors Ip InAddrErrors from /proc/net/{netstat,snmp}.</text:p>
      <text:p text:style-name="Preformatted_20_Text"># TYPE node_netstat_Ip_InAddrErrors gauge</text:p>
      <text:p text:style-name="Preformatted_20_Text">node_netstat_Ip_InAddrErrors 0</text:p>
      <text:p text:style-name="Preformatted_20_Text"># HELP node_netstat_Ip_InDelivers Ip InDelivers from /proc/net/{netstat,snmp}.</text:p>
      <text:p text:style-name="Preformatted_20_Text"># TYPE node_netstat_Ip_InDelivers gauge</text:p>
      <text:p text:style-name="Preformatted_20_Text">node_netstat_Ip_InDelivers 467</text:p>
      <text:p text:style-name="Preformatted_20_Text"># HELP node_netstat_Ip_InDiscards Ip InDiscards from /proc/net/{netstat,snmp}.</text:p>
      <text:p text:style-name="Preformatted_20_Text"># TYPE node_netstat_Ip_InDiscards gauge</text:p>
      <text:p text:style-name="Preformatted_20_Text">node_netstat_Ip_InDiscards 0</text:p>
      <text:p text:style-name="Preformatted_20_Text"># HELP node_netstat_Ip_InHdrErrors Ip InHdrErrors from /proc/net/{netstat,snmp}.</text:p>
      <text:p text:style-name="Preformatted_20_Text"># TYPE node_netstat_Ip_InHdrErrors gauge</text:p>
      <text:p text:style-name="Preformatted_20_Text">node_netstat_Ip_InHdrErrors 0</text:p>
      <text:p text:style-name="Preformatted_20_Text"># HELP node_netstat_Ip_InReceives Ip InReceives from /proc/net/{netstat,snmp}.</text:p>
      <text:p text:style-name="Preformatted_20_Text"># TYPE node_netstat_Ip_InReceives gauge</text:p>
      <text:p text:style-name="Preformatted_20_Text">node_netstat_Ip_InReceives 472</text:p>
      <text:p text:style-name="Preformatted_20_Text"># HELP node_netstat_Ip_InUnknownProtos Ip InUnknownProtos from /proc/net/{netstat,snmp}.</text:p>
      <text:p text:style-name="Preformatted_20_Text"># TYPE node_netstat_Ip_InUnknownProtos gauge</text:p>
      <text:p text:style-name="Preformatted_20_Text">node_netstat_Ip_InUnknownProtos 0</text:p>
      <text:p text:style-name="Preformatted_20_Text"># HELP node_netstat_Ip_OutDiscards Ip OutDiscards from /proc/net/{netstat,snmp}.</text:p>
      <text:p text:style-name="Preformatted_20_Text"># TYPE node_netstat_Ip_OutDiscards gauge</text:p>
      <text:p text:style-name="Preformatted_20_Text">node_netstat_Ip_OutDiscards 0</text:p>
      <text:p text:style-name="Preformatted_20_Text"># HELP node_netstat_Ip_OutNoRoutes Ip OutNoRoutes from /proc/net/{netstat,snmp}.</text:p>
      <text:p text:style-name="Preformatted_20_Text"># TYPE node_netstat_Ip_OutNoRoutes gauge</text:p>
      <text:p text:style-name="Preformatted_20_Text">node_netstat_Ip_OutNoRoutes 0</text:p>
      <text:p text:style-name="Preformatted_20_Text"># HELP node_netstat_Ip_OutRequests Ip OutRequests from /proc/net/{netstat,snmp}.</text:p>
      <text:p text:style-name="Preformatted_20_Text"># TYPE node_netstat_Ip_OutRequests gauge</text:p>
      <text:p text:style-name="Preformatted_20_Text">node_netstat_Ip_OutRequests 311</text:p>
      <text:p text:style-name="Preformatted_20_Text"># HELP node_netstat_Ip_ReasmFails Ip ReasmFails from /proc/net/{netstat,snmp}.</text:p>
      <text:p text:style-name="Preformatted_20_Text"># TYPE node_netstat_Ip_ReasmFails gauge</text:p>
      <text:p text:style-name="Preformatted_20_Text">node_netstat_Ip_ReasmFails 0</text:p>
      <text:p text:style-name="Preformatted_20_Text"># HELP node_netstat_Ip_ReasmOKs Ip ReasmOKs from /proc/net/{netstat,snmp}.</text:p>
      <text:p text:style-name="Preformatted_20_Text"># TYPE node_netstat_Ip_ReasmOKs gauge</text:p>
      <text:p text:style-name="Preformatted_20_Text">node_netstat_Ip_ReasmOKs 0</text:p>
      <text:p text:style-name="Preformatted_20_Text"># HELP node_netstat_Ip_ReasmReqds Ip ReasmReqds from /proc/net/{netstat,snmp}.</text:p>
      <text:p text:style-name="Preformatted_20_Text"># TYPE node_netstat_Ip_ReasmReqds gauge</text:p>
      <text:p text:style-name="Preformatted_20_Text">node_netstat_Ip_ReasmReqds 0</text:p>
      <text:p text:style-name="Preformatted_20_Text"># HELP node_netstat_Ip_ReasmTimeout Ip ReasmTimeout from /proc/net/{netstat,snmp}.</text:p>
      <text:p text:style-name="Preformatted_20_Text"># TYPE node_netstat_Ip_ReasmTimeout gauge</text:p>
      <text:p text:style-name="Preformatted_20_Text">node_netstat_Ip_ReasmTimeout 0</text:p>
      <text:p text:style-name="Preformatted_20_Text"># HELP node_netstat_TcpExt_ArpFilter TcpExt ArpFilter from /proc/net/{netstat,snmp}.</text:p>
      <text:p text:style-name="Preformatted_20_Text"># TYPE node_netstat_TcpExt_ArpFilter gauge</text:p>
      <text:p text:style-name="Preformatted_20_Text">node_netstat_TcpExt_ArpFilter 0</text:p>
      <text:p text:style-name="Preformatted_20_Text"># HELP node_netstat_TcpExt_BusyPollRxPackets TcpExt BusyPollRxPackets from /proc/net/{netstat,snmp}.</text:p>
      <text:p text:style-name="Preformatted_20_Text"># TYPE node_netstat_TcpExt_BusyPollRxPackets gauge</text:p>
      <text:p text:style-name="Preformatted_20_Text"><text:soft-page-break/>node_netstat_TcpExt_BusyPollRxPackets 0</text:p>
      <text:p text:style-name="Preformatted_20_Text"># HELP node_netstat_TcpExt_DelayedACKLocked TcpExt DelayedACKLocked from /proc/net/{netstat,snmp}.</text:p>
      <text:p text:style-name="Preformatted_20_Text"># TYPE node_netstat_TcpExt_DelayedACKLocked gauge</text:p>
      <text:p text:style-name="Preformatted_20_Text">node_netstat_TcpExt_DelayedACKLocked 0</text:p>
      <text:p text:style-name="Preformatted_20_Text"># HELP node_netstat_TcpExt_DelayedACKLost TcpExt DelayedACKLost from /proc/net/{netstat,snmp}.</text:p>
      <text:p text:style-name="Preformatted_20_Text"># TYPE node_netstat_TcpExt_DelayedACKLost gauge</text:p>
      <text:p text:style-name="Preformatted_20_Text">node_netstat_TcpExt_DelayedACKLost 0</text:p>
      <text:p text:style-name="Preformatted_20_Text"># HELP node_netstat_TcpExt_DelayedACKs TcpExt DelayedACKs from /proc/net/{netstat,snmp}.</text:p>
      <text:p text:style-name="Preformatted_20_Text"># TYPE node_netstat_TcpExt_DelayedACKs gauge</text:p>
      <text:p text:style-name="Preformatted_20_Text">node_netstat_TcpExt_DelayedACKs 9</text:p>
      <text:p text:style-name="Preformatted_20_Text"># HELP node_netstat_TcpExt_EmbryonicRsts TcpExt EmbryonicRsts from /proc/net/{netstat,snmp}.</text:p>
      <text:p text:style-name="Preformatted_20_Text"># TYPE node_netstat_TcpExt_EmbryonicRsts gauge</text:p>
      <text:p text:style-name="Preformatted_20_Text">node_netstat_TcpExt_EmbryonicRsts 0</text:p>
      <text:p text:style-name="Preformatted_20_Text"># HELP node_netstat_TcpExt_IPReversePathFilter TcpExt IPReversePathFilter from /proc/net/{netstat,snmp}.</text:p>
      <text:p text:style-name="Preformatted_20_Text"># TYPE node_netstat_TcpExt_IPReversePathFilter gauge</text:p>
      <text:p text:style-name="Preformatted_20_Text">node_netstat_TcpExt_IPReversePathFilter 0</text:p>
      <text:p text:style-name="Preformatted_20_Text"># HELP node_netstat_TcpExt_ListenDrops TcpExt ListenDrops from /proc/net/{netstat,snmp}.</text:p>
      <text:p text:style-name="Preformatted_20_Text"># TYPE node_netstat_TcpExt_ListenDrops gauge</text:p>
      <text:p text:style-name="Preformatted_20_Text">node_netstat_TcpExt_ListenDrops 0</text:p>
      <text:p text:style-name="Preformatted_20_Text"># HELP node_netstat_TcpExt_ListenOverflows TcpExt ListenOverflows from /proc/net/{netstat,snmp}.</text:p>
      <text:p text:style-name="Preformatted_20_Text"># TYPE node_netstat_TcpExt_ListenOverflows gauge</text:p>
      <text:p text:style-name="Preformatted_20_Text">node_netstat_TcpExt_ListenOverflows 0</text:p>
      <text:p text:style-name="Preformatted_20_Text"># HELP node_netstat_TcpExt_LockDroppedIcmps TcpExt LockDroppedIcmps from /proc/net/{netstat,snmp}.</text:p>
      <text:p text:style-name="Preformatted_20_Text"># TYPE node_netstat_TcpExt_LockDroppedIcmps gauge</text:p>
      <text:p text:style-name="Preformatted_20_Text">node_netstat_TcpExt_LockDroppedIcmps 0</text:p>
      <text:p text:style-name="Preformatted_20_Text"># HELP node_netstat_TcpExt_OfoPruned TcpExt OfoPruned from /proc/net/{netstat,snmp}.</text:p>
      <text:p text:style-name="Preformatted_20_Text"># TYPE node_netstat_TcpExt_OfoPruned gauge</text:p>
      <text:p text:style-name="Preformatted_20_Text">node_netstat_TcpExt_OfoPruned 0</text:p>
      <text:p text:style-name="Preformatted_20_Text"># HELP node_netstat_TcpExt_OutOfWindowIcmps TcpExt OutOfWindowIcmps from /proc/net/{netstat,snmp}.</text:p>
      <text:p text:style-name="Preformatted_20_Text"># TYPE node_netstat_TcpExt_OutOfWindowIcmps gauge</text:p>
      <text:p text:style-name="Preformatted_20_Text">node_netstat_TcpExt_OutOfWindowIcmps 0</text:p>
      <text:p text:style-name="Preformatted_20_Text"># HELP node_netstat_TcpExt_PAWSActive TcpExt PAWSActive from /proc/net/{netstat,snmp}.</text:p>
      <text:p text:style-name="Preformatted_20_Text"># TYPE node_netstat_TcpExt_PAWSActive gauge</text:p>
      <text:p text:style-name="Preformatted_20_Text">node_netstat_TcpExt_PAWSActive 0</text:p>
      <text:p text:style-name="Preformatted_20_Text"># HELP node_netstat_TcpExt_PAWSEstab TcpExt PAWSEstab from /proc/net/{netstat,snmp}.</text:p>
      <text:p text:style-name="Preformatted_20_Text"># TYPE node_netstat_TcpExt_PAWSEstab gauge</text:p>
      <text:p text:style-name="Preformatted_20_Text">node_netstat_TcpExt_PAWSEstab 0</text:p>
      <text:p text:style-name="Preformatted_20_Text"># HELP node_netstat_TcpExt_PAWSPassive TcpExt PAWSPassive from /proc/net/{netstat,snmp}.</text:p>
      <text:p text:style-name="Preformatted_20_Text"># TYPE node_netstat_TcpExt_PAWSPassive gauge</text:p>
      <text:p text:style-name="Preformatted_20_Text">node_netstat_TcpExt_PAWSPassive 0</text:p>
      <text:p text:style-name="Preformatted_20_Text"># HELP node_netstat_TcpExt_PruneCalled TcpExt PruneCalled from /proc/net/{netstat,snmp}.</text:p>
      <text:p text:style-name="Preformatted_20_Text"># TYPE node_netstat_TcpExt_PruneCalled gauge</text:p>
      <text:p text:style-name="Preformatted_20_Text">node_netstat_TcpExt_PruneCalled 0</text:p>
      <text:p text:style-name="Preformatted_20_Text"># HELP node_netstat_TcpExt_RcvPruned TcpExt RcvPruned from /proc/net/{netstat,snmp}.</text:p>
      <text:p text:style-name="Preformatted_20_Text"># TYPE node_netstat_TcpExt_RcvPruned gauge</text:p>
      <text:p text:style-name="Preformatted_20_Text">node_netstat_TcpExt_RcvPruned 0</text:p>
      <text:p text:style-name="Preformatted_20_Text"># HELP node_netstat_TcpExt_SyncookiesFailed TcpExt SyncookiesFailed from /proc/net/{netstat,snmp}.</text:p>
      <text:p text:style-name="Preformatted_20_Text"># TYPE node_netstat_TcpExt_SyncookiesFailed gauge</text:p>
      <text:p text:style-name="Preformatted_20_Text"><text:soft-page-break/>node_netstat_TcpExt_SyncookiesFailed 0</text:p>
      <text:p text:style-name="Preformatted_20_Text"># HELP node_netstat_TcpExt_SyncookiesRecv TcpExt SyncookiesRecv from /proc/net/{netstat,snmp}.</text:p>
      <text:p text:style-name="Preformatted_20_Text"># TYPE node_netstat_TcpExt_SyncookiesRecv gauge</text:p>
      <text:p text:style-name="Preformatted_20_Text">node_netstat_TcpExt_SyncookiesRecv 0</text:p>
      <text:p text:style-name="Preformatted_20_Text"># HELP node_netstat_TcpExt_SyncookiesSent TcpExt SyncookiesSent from /proc/net/{netstat,snmp}.</text:p>
      <text:p text:style-name="Preformatted_20_Text"># TYPE node_netstat_TcpExt_SyncookiesSent gauge</text:p>
      <text:p text:style-name="Preformatted_20_Text">node_netstat_TcpExt_SyncookiesSent 0</text:p>
      <text:p text:style-name="Preformatted_20_Text"># HELP node_netstat_TcpExt_TCPAbortFailed TcpExt TCPAbortFailed from /proc/net/{netstat,snmp}.</text:p>
      <text:p text:style-name="Preformatted_20_Text"># TYPE node_netstat_TcpExt_TCPAbortFailed gauge</text:p>
      <text:p text:style-name="Preformatted_20_Text">node_netstat_TcpExt_TCPAbortFailed 0</text:p>
      <text:p text:style-name="Preformatted_20_Text"># HELP node_netstat_TcpExt_TCPAbortOnClose TcpExt TCPAbortOnClose from /proc/net/{netstat,snmp}.</text:p>
      <text:p text:style-name="Preformatted_20_Text"># TYPE node_netstat_TcpExt_TCPAbortOnClose gauge</text:p>
      <text:p text:style-name="Preformatted_20_Text">node_netstat_TcpExt_TCPAbortOnClose 0</text:p>
      <text:p text:style-name="Preformatted_20_Text"># HELP node_netstat_TcpExt_TCPAbortOnData TcpExt TCPAbortOnData from /proc/net/{netstat,snmp}.</text:p>
      <text:p text:style-name="Preformatted_20_Text"># TYPE node_netstat_TcpExt_TCPAbortOnData gauge</text:p>
      <text:p text:style-name="Preformatted_20_Text">node_netstat_TcpExt_TCPAbortOnData 0</text:p>
      <text:p text:style-name="Preformatted_20_Text"># HELP node_netstat_TcpExt_TCPAbortOnLinger TcpExt TCPAbortOnLinger from /proc/net/{netstat,snmp}.</text:p>
      <text:p text:style-name="Preformatted_20_Text"># TYPE node_netstat_TcpExt_TCPAbortOnLinger gauge</text:p>
      <text:p text:style-name="Preformatted_20_Text">node_netstat_TcpExt_TCPAbortOnLinger 0</text:p>
      <text:p text:style-name="Preformatted_20_Text"># HELP node_netstat_TcpExt_TCPAbortOnMemory TcpExt TCPAbortOnMemory from /proc/net/{netstat,snmp}.</text:p>
      <text:p text:style-name="Preformatted_20_Text"># TYPE node_netstat_TcpExt_TCPAbortOnMemory gauge</text:p>
      <text:p text:style-name="Preformatted_20_Text">node_netstat_TcpExt_TCPAbortOnMemory 0</text:p>
      <text:p text:style-name="Preformatted_20_Text"># HELP node_netstat_TcpExt_TCPAbortOnTimeout TcpExt TCPAbortOnTimeout from /proc/net/{netstat,snmp}.</text:p>
      <text:p text:style-name="Preformatted_20_Text"># TYPE node_netstat_TcpExt_TCPAbortOnTimeout gauge</text:p>
      <text:p text:style-name="Preformatted_20_Text">node_netstat_TcpExt_TCPAbortOnTimeout 0</text:p>
      <text:p text:style-name="Preformatted_20_Text"># HELP node_netstat_TcpExt_TCPBacklogDrop TcpExt TCPBacklogDrop from /proc/net/{netstat,snmp}.</text:p>
      <text:p text:style-name="Preformatted_20_Text"># TYPE node_netstat_TcpExt_TCPBacklogDrop gauge</text:p>
      <text:p text:style-name="Preformatted_20_Text">node_netstat_TcpExt_TCPBacklogDrop 0</text:p>
      <text:p text:style-name="Preformatted_20_Text"># HELP node_netstat_TcpExt_TCPChallengeACK TcpExt TCPChallengeACK from /proc/net/{netstat,snmp}.</text:p>
      <text:p text:style-name="Preformatted_20_Text"># TYPE node_netstat_TcpExt_TCPChallengeACK gauge</text:p>
      <text:p text:style-name="Preformatted_20_Text">node_netstat_TcpExt_TCPChallengeACK 0</text:p>
      <text:p text:style-name="Preformatted_20_Text"># HELP node_netstat_TcpExt_TCPDSACKIgnoredNoUndo TcpExt TCPDSACKIgnoredNoUndo from /proc/net/{netstat,snmp}.</text:p>
      <text:p text:style-name="Preformatted_20_Text"># TYPE node_netstat_TcpExt_TCPDSACKIgnoredNoUndo gauge</text:p>
      <text:p text:style-name="Preformatted_20_Text">node_netstat_TcpExt_TCPDSACKIgnoredNoUndo 0</text:p>
      <text:p text:style-name="Preformatted_20_Text"># HELP node_netstat_TcpExt_TCPDSACKIgnoredOld TcpExt TCPDSACKIgnoredOld from /proc/net/{netstat,snmp}.</text:p>
      <text:p text:style-name="Preformatted_20_Text"># TYPE node_netstat_TcpExt_TCPDSACKIgnoredOld gauge</text:p>
      <text:p text:style-name="Preformatted_20_Text">node_netstat_TcpExt_TCPDSACKIgnoredOld 0</text:p>
      <text:p text:style-name="Preformatted_20_Text"># HELP node_netstat_TcpExt_TCPDSACKOfoRecv TcpExt TCPDSACKOfoRecv from /proc/net/{netstat,snmp}.</text:p>
      <text:p text:style-name="Preformatted_20_Text"># TYPE node_netstat_TcpExt_TCPDSACKOfoRecv gauge</text:p>
      <text:p text:style-name="Preformatted_20_Text">node_netstat_TcpExt_TCPDSACKOfoRecv 0</text:p>
      <text:p text:style-name="Preformatted_20_Text"># HELP node_netstat_TcpExt_TCPDSACKOfoSent TcpExt TCPDSACKOfoSent from /proc/net/{netstat,snmp}.</text:p>
      <text:p text:style-name="Preformatted_20_Text"># TYPE node_netstat_TcpExt_TCPDSACKOfoSent gauge</text:p>
      <text:p text:style-name="Preformatted_20_Text">node_netstat_TcpExt_TCPDSACKOfoSent 0</text:p>
      <text:p text:style-name="Preformatted_20_Text"># HELP node_netstat_TcpExt_TCPDSACKOldSent TcpExt TCPDSACKOldSent from /proc/net/{netstat,snmp}.</text:p>
      <text:p text:style-name="Preformatted_20_Text"># TYPE node_netstat_TcpExt_TCPDSACKOldSent gauge</text:p>
      <text:p text:style-name="Preformatted_20_Text">node_netstat_TcpExt_TCPDSACKOldSent 0</text:p>
      <text:p text:style-name="Preformatted_20_Text"># HELP node_netstat_TcpExt_TCPDSACKRecv TcpExt TCPDSACKRecv from /proc/net/{netstat,snmp}.</text:p>
      <text:p text:style-name="Preformatted_20_Text"># TYPE node_netstat_TcpExt_TCPDSACKRecv gauge</text:p>
      <text:p text:style-name="Preformatted_20_Text"><text:soft-page-break/>node_netstat_TcpExt_TCPDSACKRecv 0</text:p>
      <text:p text:style-name="Preformatted_20_Text"># HELP node_netstat_TcpExt_TCPDSACKUndo TcpExt TCPDSACKUndo from /proc/net/{netstat,snmp}.</text:p>
      <text:p text:style-name="Preformatted_20_Text"># TYPE node_netstat_TcpExt_TCPDSACKUndo gauge</text:p>
      <text:p text:style-name="Preformatted_20_Text">node_netstat_TcpExt_TCPDSACKUndo 0</text:p>
      <text:p text:style-name="Preformatted_20_Text"># HELP node_netstat_TcpExt_TCPDeferAcceptDrop TcpExt TCPDeferAcceptDrop from /proc/net/{netstat,snmp}.</text:p>
      <text:p text:style-name="Preformatted_20_Text"># TYPE node_netstat_TcpExt_TCPDeferAcceptDrop gauge</text:p>
      <text:p text:style-name="Preformatted_20_Text">node_netstat_TcpExt_TCPDeferAcceptDrop 0</text:p>
      <text:p text:style-name="Preformatted_20_Text"># HELP node_netstat_TcpExt_TCPDirectCopyFromBacklog TcpExt TCPDirectCopyFromBacklog from /proc/net/{netstat,snmp}.</text:p>
      <text:p text:style-name="Preformatted_20_Text"># TYPE node_netstat_TcpExt_TCPDirectCopyFromBacklog gauge</text:p>
      <text:p text:style-name="Preformatted_20_Text">node_netstat_TcpExt_TCPDirectCopyFromBacklog 0</text:p>
      <text:p text:style-name="Preformatted_20_Text"># HELP node_netstat_TcpExt_TCPDirectCopyFromPrequeue TcpExt TCPDirectCopyFromPrequeue from /proc/net/{netstat,snmp}.</text:p>
      <text:p text:style-name="Preformatted_20_Text"># TYPE node_netstat_TcpExt_TCPDirectCopyFromPrequeue gauge</text:p>
      <text:p text:style-name="Preformatted_20_Text">node_netstat_TcpExt_TCPDirectCopyFromPrequeue 0</text:p>
      <text:p text:style-name="Preformatted_20_Text"># HELP node_netstat_TcpExt_TCPFACKReorder TcpExt TCPFACKReorder from /proc/net/{netstat,snmp}.</text:p>
      <text:p text:style-name="Preformatted_20_Text"># TYPE node_netstat_TcpExt_TCPFACKReorder gauge</text:p>
      <text:p text:style-name="Preformatted_20_Text">node_netstat_TcpExt_TCPFACKReorder 0</text:p>
      <text:p text:style-name="Preformatted_20_Text"># HELP node_netstat_TcpExt_TCPFastOpenActive TcpExt TCPFastOpenActive from /proc/net/{netstat,snmp}.</text:p>
      <text:p text:style-name="Preformatted_20_Text"># TYPE node_netstat_TcpExt_TCPFastOpenActive gauge</text:p>
      <text:p text:style-name="Preformatted_20_Text">node_netstat_TcpExt_TCPFastOpenActive 0</text:p>
      <text:p text:style-name="Preformatted_20_Text"># HELP node_netstat_TcpExt_TCPFastOpenCookieReqd TcpExt TCPFastOpenCookieReqd from /proc/net/{netstat,snmp}.</text:p>
      <text:p text:style-name="Preformatted_20_Text"># TYPE node_netstat_TcpExt_TCPFastOpenCookieReqd gauge</text:p>
      <text:p text:style-name="Preformatted_20_Text">node_netstat_TcpExt_TCPFastOpenCookieReqd 0</text:p>
      <text:p text:style-name="Preformatted_20_Text"># HELP node_netstat_TcpExt_TCPFastOpenListenOverflow TcpExt TCPFastOpenListenOverflow from /proc/net/{netstat,snmp}.</text:p>
      <text:p text:style-name="Preformatted_20_Text"># TYPE node_netstat_TcpExt_TCPFastOpenListenOverflow gauge</text:p>
      <text:p text:style-name="Preformatted_20_Text">node_netstat_TcpExt_TCPFastOpenListenOverflow 0</text:p>
      <text:p text:style-name="Preformatted_20_Text"># HELP node_netstat_TcpExt_TCPFastOpenPassive TcpExt TCPFastOpenPassive from /proc/net/{netstat,snmp}.</text:p>
      <text:p text:style-name="Preformatted_20_Text"># TYPE node_netstat_TcpExt_TCPFastOpenPassive gauge</text:p>
      <text:p text:style-name="Preformatted_20_Text">node_netstat_TcpExt_TCPFastOpenPassive 0</text:p>
      <text:p text:style-name="Preformatted_20_Text"># HELP node_netstat_TcpExt_TCPFastOpenPassiveFail TcpExt TCPFastOpenPassiveFail from /proc/net/{netstat,snmp}.</text:p>
      <text:p text:style-name="Preformatted_20_Text"># TYPE node_netstat_TcpExt_TCPFastOpenPassiveFail gauge</text:p>
      <text:p text:style-name="Preformatted_20_Text">node_netstat_TcpExt_TCPFastOpenPassiveFail 0</text:p>
      <text:p text:style-name="Preformatted_20_Text"># HELP node_netstat_TcpExt_TCPFastRetrans TcpExt TCPFastRetrans from /proc/net/{netstat,snmp}.</text:p>
      <text:p text:style-name="Preformatted_20_Text"># TYPE node_netstat_TcpExt_TCPFastRetrans gauge</text:p>
      <text:p text:style-name="Preformatted_20_Text">node_netstat_TcpExt_TCPFastRetrans 0</text:p>
      <text:p text:style-name="Preformatted_20_Text"># HELP node_netstat_TcpExt_TCPForwardRetrans TcpExt TCPForwardRetrans from /proc/net/{netstat,snmp}.</text:p>
      <text:p text:style-name="Preformatted_20_Text"># TYPE node_netstat_TcpExt_TCPForwardRetrans gauge</text:p>
      <text:p text:style-name="Preformatted_20_Text">node_netstat_TcpExt_TCPForwardRetrans 0</text:p>
      <text:p text:style-name="Preformatted_20_Text"># HELP node_netstat_TcpExt_TCPFullUndo TcpExt TCPFullUndo from /proc/net/{netstat,snmp}.</text:p>
      <text:p text:style-name="Preformatted_20_Text"># TYPE node_netstat_TcpExt_TCPFullUndo gauge</text:p>
      <text:p text:style-name="Preformatted_20_Text">node_netstat_TcpExt_TCPFullUndo 0</text:p>
      <text:p text:style-name="Preformatted_20_Text"># HELP node_netstat_TcpExt_TCPHPAcks TcpExt TCPHPAcks from /proc/net/{netstat,snmp}.</text:p>
      <text:p text:style-name="Preformatted_20_Text"># TYPE node_netstat_TcpExt_TCPHPAcks gauge</text:p>
      <text:p text:style-name="Preformatted_20_Text">node_netstat_TcpExt_TCPHPAcks 238</text:p>
      <text:p text:style-name="Preformatted_20_Text"># HELP node_netstat_TcpExt_TCPHPHits TcpExt TCPHPHits from /proc/net/{netstat,snmp}.</text:p>
      <text:p text:style-name="Preformatted_20_Text"># TYPE node_netstat_TcpExt_TCPHPHits gauge</text:p>
      <text:p text:style-name="Preformatted_20_Text">node_netstat_TcpExt_TCPHPHits 124</text:p>
      <text:p text:style-name="Preformatted_20_Text"># HELP node_netstat_TcpExt_TCPHPHitsToUser TcpExt TCPHPHitsToUser from /proc/net/{netstat,snmp}.</text:p>
      <text:p text:style-name="Preformatted_20_Text"># TYPE node_netstat_TcpExt_TCPHPHitsToUser gauge</text:p>
      <text:p text:style-name="Preformatted_20_Text"><text:soft-page-break/>node_netstat_TcpExt_TCPHPHitsToUser 0</text:p>
      <text:p text:style-name="Preformatted_20_Text"># HELP node_netstat_TcpExt_TCPLossFailures TcpExt TCPLossFailures from /proc/net/{netstat,snmp}.</text:p>
      <text:p text:style-name="Preformatted_20_Text"># TYPE node_netstat_TcpExt_TCPLossFailures gauge</text:p>
      <text:p text:style-name="Preformatted_20_Text">node_netstat_TcpExt_TCPLossFailures 0</text:p>
      <text:p text:style-name="Preformatted_20_Text"># HELP node_netstat_TcpExt_TCPLossProbeRecovery TcpExt TCPLossProbeRecovery from /proc/net/{netstat,snmp}.</text:p>
      <text:p text:style-name="Preformatted_20_Text"># TYPE node_netstat_TcpExt_TCPLossProbeRecovery gauge</text:p>
      <text:p text:style-name="Preformatted_20_Text">node_netstat_TcpExt_TCPLossProbeRecovery 0</text:p>
      <text:p text:style-name="Preformatted_20_Text"># HELP node_netstat_TcpExt_TCPLossProbes TcpExt TCPLossProbes from /proc/net/{netstat,snmp}.</text:p>
      <text:p text:style-name="Preformatted_20_Text"># TYPE node_netstat_TcpExt_TCPLossProbes gauge</text:p>
      <text:p text:style-name="Preformatted_20_Text">node_netstat_TcpExt_TCPLossProbes 0</text:p>
      <text:p text:style-name="Preformatted_20_Text"># HELP node_netstat_TcpExt_TCPLossUndo TcpExt TCPLossUndo from /proc/net/{netstat,snmp}.</text:p>
      <text:p text:style-name="Preformatted_20_Text"># TYPE node_netstat_TcpExt_TCPLossUndo gauge</text:p>
      <text:p text:style-name="Preformatted_20_Text">node_netstat_TcpExt_TCPLossUndo 0</text:p>
      <text:p text:style-name="Preformatted_20_Text"># HELP node_netstat_TcpExt_TCPLostRetransmit TcpExt TCPLostRetransmit from /proc/net/{netstat,snmp}.</text:p>
      <text:p text:style-name="Preformatted_20_Text"># TYPE node_netstat_TcpExt_TCPLostRetransmit gauge</text:p>
      <text:p text:style-name="Preformatted_20_Text">node_netstat_TcpExt_TCPLostRetransmit 0</text:p>
      <text:p text:style-name="Preformatted_20_Text"># HELP node_netstat_TcpExt_TCPMD5NotFound TcpExt TCPMD5NotFound from /proc/net/{netstat,snmp}.</text:p>
      <text:p text:style-name="Preformatted_20_Text"># TYPE node_netstat_TcpExt_TCPMD5NotFound gauge</text:p>
      <text:p text:style-name="Preformatted_20_Text">node_netstat_TcpExt_TCPMD5NotFound 0</text:p>
      <text:p text:style-name="Preformatted_20_Text"># HELP node_netstat_TcpExt_TCPMD5Unexpected TcpExt TCPMD5Unexpected from /proc/net/{netstat,snmp}.</text:p>
      <text:p text:style-name="Preformatted_20_Text"># TYPE node_netstat_TcpExt_TCPMD5Unexpected gauge</text:p>
      <text:p text:style-name="Preformatted_20_Text">node_netstat_TcpExt_TCPMD5Unexpected 0</text:p>
      <text:p text:style-name="Preformatted_20_Text"># HELP node_netstat_TcpExt_TCPMemoryPressures TcpExt TCPMemoryPressures from /proc/net/{netstat,snmp}.</text:p>
      <text:p text:style-name="Preformatted_20_Text"># TYPE node_netstat_TcpExt_TCPMemoryPressures gauge</text:p>
      <text:p text:style-name="Preformatted_20_Text">node_netstat_TcpExt_TCPMemoryPressures 0</text:p>
      <text:p text:style-name="Preformatted_20_Text"># HELP node_netstat_TcpExt_TCPMinTTLDrop TcpExt TCPMinTTLDrop from /proc/net/{netstat,snmp}.</text:p>
      <text:p text:style-name="Preformatted_20_Text"># TYPE node_netstat_TcpExt_TCPMinTTLDrop gauge</text:p>
      <text:p text:style-name="Preformatted_20_Text">node_netstat_TcpExt_TCPMinTTLDrop 0</text:p>
      <text:p text:style-name="Preformatted_20_Text"># HELP node_netstat_TcpExt_TCPOFODrop TcpExt TCPOFODrop from /proc/net/{netstat,snmp}.</text:p>
      <text:p text:style-name="Preformatted_20_Text"># TYPE node_netstat_TcpExt_TCPOFODrop gauge</text:p>
      <text:p text:style-name="Preformatted_20_Text">node_netstat_TcpExt_TCPOFODrop 0</text:p>
      <text:p text:style-name="Preformatted_20_Text"># HELP node_netstat_TcpExt_TCPOFOMerge TcpExt TCPOFOMerge from /proc/net/{netstat,snmp}.</text:p>
      <text:p text:style-name="Preformatted_20_Text"># TYPE node_netstat_TcpExt_TCPOFOMerge gauge</text:p>
      <text:p text:style-name="Preformatted_20_Text">node_netstat_TcpExt_TCPOFOMerge 0</text:p>
      <text:p text:style-name="Preformatted_20_Text"># HELP node_netstat_TcpExt_TCPOFOQueue TcpExt TCPOFOQueue from /proc/net/{netstat,snmp}.</text:p>
      <text:p text:style-name="Preformatted_20_Text"># TYPE node_netstat_TcpExt_TCPOFOQueue gauge</text:p>
      <text:p text:style-name="Preformatted_20_Text">node_netstat_TcpExt_TCPOFOQueue 0</text:p>
      <text:p text:style-name="Preformatted_20_Text"># HELP node_netstat_TcpExt_TCPPartialUndo TcpExt TCPPartialUndo from /proc/net/{netstat,snmp}.</text:p>
      <text:p text:style-name="Preformatted_20_Text"># TYPE node_netstat_TcpExt_TCPPartialUndo gauge</text:p>
      <text:p text:style-name="Preformatted_20_Text">node_netstat_TcpExt_TCPPartialUndo 0</text:p>
      <text:p text:style-name="Preformatted_20_Text"># HELP node_netstat_TcpExt_TCPPrequeueDropped TcpExt TCPPrequeueDropped from /proc/net/{netstat,snmp}.</text:p>
      <text:p text:style-name="Preformatted_20_Text"># TYPE node_netstat_TcpExt_TCPPrequeueDropped gauge</text:p>
      <text:p text:style-name="Preformatted_20_Text">node_netstat_TcpExt_TCPPrequeueDropped 0</text:p>
      <text:p text:style-name="Preformatted_20_Text"># HELP node_netstat_TcpExt_TCPPrequeued TcpExt TCPPrequeued from /proc/net/{netstat,snmp}.</text:p>
      <text:p text:style-name="Preformatted_20_Text"># TYPE node_netstat_TcpExt_TCPPrequeued gauge</text:p>
      <text:p text:style-name="Preformatted_20_Text">node_netstat_TcpExt_TCPPrequeued 1</text:p>
      <text:p text:style-name="Preformatted_20_Text"># HELP node_netstat_TcpExt_TCPPureAcks TcpExt TCPPureAcks from /proc/net/{netstat,snmp}.</text:p>
      <text:p text:style-name="Preformatted_20_Text"># TYPE node_netstat_TcpExt_TCPPureAcks gauge</text:p>
      <text:p text:style-name="Preformatted_20_Text"><text:soft-page-break/>node_netstat_TcpExt_TCPPureAcks 15</text:p>
      <text:p text:style-name="Preformatted_20_Text"># HELP node_netstat_TcpExt_TCPRcvCoalesce TcpExt TCPRcvCoalesce from /proc/net/{netstat,snmp}.</text:p>
      <text:p text:style-name="Preformatted_20_Text"># TYPE node_netstat_TcpExt_TCPRcvCoalesce gauge</text:p>
      <text:p text:style-name="Preformatted_20_Text">node_netstat_TcpExt_TCPRcvCoalesce 3</text:p>
      <text:p text:style-name="Preformatted_20_Text"># HELP node_netstat_TcpExt_TCPRcvCollapsed TcpExt TCPRcvCollapsed from /proc/net/{netstat,snmp}.</text:p>
      <text:p text:style-name="Preformatted_20_Text"># TYPE node_netstat_TcpExt_TCPRcvCollapsed gauge</text:p>
      <text:p text:style-name="Preformatted_20_Text">node_netstat_TcpExt_TCPRcvCollapsed 0</text:p>
      <text:p text:style-name="Preformatted_20_Text"># HELP node_netstat_TcpExt_TCPRenoFailures TcpExt TCPRenoFailures from /proc/net/{netstat,snmp}.</text:p>
      <text:p text:style-name="Preformatted_20_Text"># TYPE node_netstat_TcpExt_TCPRenoFailures gauge</text:p>
      <text:p text:style-name="Preformatted_20_Text">node_netstat_TcpExt_TCPRenoFailures 0</text:p>
      <text:p text:style-name="Preformatted_20_Text"># HELP node_netstat_TcpExt_TCPRenoRecovery TcpExt TCPRenoRecovery from /proc/net/{netstat,snmp}.</text:p>
      <text:p text:style-name="Preformatted_20_Text"># TYPE node_netstat_TcpExt_TCPRenoRecovery gauge</text:p>
      <text:p text:style-name="Preformatted_20_Text">node_netstat_TcpExt_TCPRenoRecovery 0</text:p>
      <text:p text:style-name="Preformatted_20_Text"># HELP node_netstat_TcpExt_TCPRenoRecoveryFail TcpExt TCPRenoRecoveryFail from /proc/net/{netstat,snmp}.</text:p>
      <text:p text:style-name="Preformatted_20_Text"># TYPE node_netstat_TcpExt_TCPRenoRecoveryFail gauge</text:p>
      <text:p text:style-name="Preformatted_20_Text">node_netstat_TcpExt_TCPRenoRecoveryFail 0</text:p>
      <text:p text:style-name="Preformatted_20_Text"># HELP node_netstat_TcpExt_TCPRenoReorder TcpExt TCPRenoReorder from /proc/net/{netstat,snmp}.</text:p>
      <text:p text:style-name="Preformatted_20_Text"># TYPE node_netstat_TcpExt_TCPRenoReorder gauge</text:p>
      <text:p text:style-name="Preformatted_20_Text">node_netstat_TcpExt_TCPRenoReorder 0</text:p>
      <text:p text:style-name="Preformatted_20_Text"># HELP node_netstat_TcpExt_TCPReqQFullDoCookies TcpExt TCPReqQFullDoCookies from /proc/net/{netstat,snmp}.</text:p>
      <text:p text:style-name="Preformatted_20_Text"># TYPE node_netstat_TcpExt_TCPReqQFullDoCookies gauge</text:p>
      <text:p text:style-name="Preformatted_20_Text">node_netstat_TcpExt_TCPReqQFullDoCookies 0</text:p>
      <text:p text:style-name="Preformatted_20_Text"># HELP node_netstat_TcpExt_TCPReqQFullDrop TcpExt TCPReqQFullDrop from /proc/net/{netstat,snmp}.</text:p>
      <text:p text:style-name="Preformatted_20_Text"># TYPE node_netstat_TcpExt_TCPReqQFullDrop gauge</text:p>
      <text:p text:style-name="Preformatted_20_Text">node_netstat_TcpExt_TCPReqQFullDrop 0</text:p>
      <text:p text:style-name="Preformatted_20_Text"># HELP node_netstat_TcpExt_TCPRetransFail TcpExt TCPRetransFail from /proc/net/{netstat,snmp}.</text:p>
      <text:p text:style-name="Preformatted_20_Text"># TYPE node_netstat_TcpExt_TCPRetransFail gauge</text:p>
      <text:p text:style-name="Preformatted_20_Text">node_netstat_TcpExt_TCPRetransFail 0</text:p>
      <text:p text:style-name="Preformatted_20_Text"># HELP node_netstat_TcpExt_TCPSACKDiscard TcpExt TCPSACKDiscard from /proc/net/{netstat,snmp}.</text:p>
      <text:p text:style-name="Preformatted_20_Text"># TYPE node_netstat_TcpExt_TCPSACKDiscard gauge</text:p>
      <text:p text:style-name="Preformatted_20_Text">node_netstat_TcpExt_TCPSACKDiscard 0</text:p>
      <text:p text:style-name="Preformatted_20_Text"># HELP node_netstat_TcpExt_TCPSACKReneging TcpExt TCPSACKReneging from /proc/net/{netstat,snmp}.</text:p>
      <text:p text:style-name="Preformatted_20_Text"># TYPE node_netstat_TcpExt_TCPSACKReneging gauge</text:p>
      <text:p text:style-name="Preformatted_20_Text">node_netstat_TcpExt_TCPSACKReneging 0</text:p>
      <text:p text:style-name="Preformatted_20_Text"># HELP node_netstat_TcpExt_TCPSACKReorder TcpExt TCPSACKReorder from /proc/net/{netstat,snmp}.</text:p>
      <text:p text:style-name="Preformatted_20_Text"># TYPE node_netstat_TcpExt_TCPSACKReorder gauge</text:p>
      <text:p text:style-name="Preformatted_20_Text">node_netstat_TcpExt_TCPSACKReorder 0</text:p>
      <text:p text:style-name="Preformatted_20_Text"># HELP node_netstat_TcpExt_TCPSYNChallenge TcpExt TCPSYNChallenge from /proc/net/{netstat,snmp}.</text:p>
      <text:p text:style-name="Preformatted_20_Text"># TYPE node_netstat_TcpExt_TCPSYNChallenge gauge</text:p>
      <text:p text:style-name="Preformatted_20_Text">node_netstat_TcpExt_TCPSYNChallenge 0</text:p>
      <text:p text:style-name="Preformatted_20_Text"># HELP node_netstat_TcpExt_TCPSackFailures TcpExt TCPSackFailures from /proc/net/{netstat,snmp}.</text:p>
      <text:p text:style-name="Preformatted_20_Text"># TYPE node_netstat_TcpExt_TCPSackFailures gauge</text:p>
      <text:p text:style-name="Preformatted_20_Text">node_netstat_TcpExt_TCPSackFailures 0</text:p>
      <text:p text:style-name="Preformatted_20_Text"># HELP node_netstat_TcpExt_TCPSackMerged TcpExt TCPSackMerged from /proc/net/{netstat,snmp}.</text:p>
      <text:p text:style-name="Preformatted_20_Text"># TYPE node_netstat_TcpExt_TCPSackMerged gauge</text:p>
      <text:p text:style-name="Preformatted_20_Text">node_netstat_TcpExt_TCPSackMerged 0</text:p>
      <text:p text:style-name="Preformatted_20_Text"># HELP node_netstat_TcpExt_TCPSackRecovery TcpExt TCPSackRecovery from /proc/net/{netstat,snmp}.</text:p>
      <text:p text:style-name="Preformatted_20_Text"># TYPE node_netstat_TcpExt_TCPSackRecovery gauge</text:p>
      <text:p text:style-name="Preformatted_20_Text"><text:soft-page-break/>node_netstat_TcpExt_TCPSackRecovery 0</text:p>
      <text:p text:style-name="Preformatted_20_Text"># HELP node_netstat_TcpExt_TCPSackRecoveryFail TcpExt TCPSackRecoveryFail from /proc/net/{netstat,snmp}.</text:p>
      <text:p text:style-name="Preformatted_20_Text"># TYPE node_netstat_TcpExt_TCPSackRecoveryFail gauge</text:p>
      <text:p text:style-name="Preformatted_20_Text">node_netstat_TcpExt_TCPSackRecoveryFail 0</text:p>
      <text:p text:style-name="Preformatted_20_Text"># HELP node_netstat_TcpExt_TCPSackShiftFallback TcpExt TCPSackShiftFallback from /proc/net/{netstat,snmp}.</text:p>
      <text:p text:style-name="Preformatted_20_Text"># TYPE node_netstat_TcpExt_TCPSackShiftFallback gauge</text:p>
      <text:p text:style-name="Preformatted_20_Text">node_netstat_TcpExt_TCPSackShiftFallback 0</text:p>
      <text:p text:style-name="Preformatted_20_Text"># HELP node_netstat_TcpExt_TCPSackShifted TcpExt TCPSackShifted from /proc/net/{netstat,snmp}.</text:p>
      <text:p text:style-name="Preformatted_20_Text"># TYPE node_netstat_TcpExt_TCPSackShifted gauge</text:p>
      <text:p text:style-name="Preformatted_20_Text">node_netstat_TcpExt_TCPSackShifted 0</text:p>
      <text:p text:style-name="Preformatted_20_Text"># HELP node_netstat_TcpExt_TCPSchedulerFailed TcpExt TCPSchedulerFailed from /proc/net/{netstat,snmp}.</text:p>
      <text:p text:style-name="Preformatted_20_Text"># TYPE node_netstat_TcpExt_TCPSchedulerFailed gauge</text:p>
      <text:p text:style-name="Preformatted_20_Text">node_netstat_TcpExt_TCPSchedulerFailed 0</text:p>
      <text:p text:style-name="Preformatted_20_Text"># HELP node_netstat_TcpExt_TCPSlowStartRetrans TcpExt TCPSlowStartRetrans from /proc/net/{netstat,snmp}.</text:p>
      <text:p text:style-name="Preformatted_20_Text"># TYPE node_netstat_TcpExt_TCPSlowStartRetrans gauge</text:p>
      <text:p text:style-name="Preformatted_20_Text">node_netstat_TcpExt_TCPSlowStartRetrans 0</text:p>
      <text:p text:style-name="Preformatted_20_Text"># HELP node_netstat_TcpExt_TCPSpuriousRTOs TcpExt TCPSpuriousRTOs from /proc/net/{netstat,snmp}.</text:p>
      <text:p text:style-name="Preformatted_20_Text"># TYPE node_netstat_TcpExt_TCPSpuriousRTOs gauge</text:p>
      <text:p text:style-name="Preformatted_20_Text">node_netstat_TcpExt_TCPSpuriousRTOs 0</text:p>
      <text:p text:style-name="Preformatted_20_Text"># HELP node_netstat_TcpExt_TCPSpuriousRtxHostQueues TcpExt TCPSpuriousRtxHostQueues from /proc/net/{netstat,snmp}.</text:p>
      <text:p text:style-name="Preformatted_20_Text"># TYPE node_netstat_TcpExt_TCPSpuriousRtxHostQueues gauge</text:p>
      <text:p text:style-name="Preformatted_20_Text">node_netstat_TcpExt_TCPSpuriousRtxHostQueues 0</text:p>
      <text:p text:style-name="Preformatted_20_Text"># HELP node_netstat_TcpExt_TCPTSReorder TcpExt TCPTSReorder from /proc/net/{netstat,snmp}.</text:p>
      <text:p text:style-name="Preformatted_20_Text"># TYPE node_netstat_TcpExt_TCPTSReorder gauge</text:p>
      <text:p text:style-name="Preformatted_20_Text">node_netstat_TcpExt_TCPTSReorder 0</text:p>
      <text:p text:style-name="Preformatted_20_Text"># HELP node_netstat_TcpExt_TCPTimeWaitOverflow TcpExt TCPTimeWaitOverflow from /proc/net/{netstat,snmp}.</text:p>
      <text:p text:style-name="Preformatted_20_Text"># TYPE node_netstat_TcpExt_TCPTimeWaitOverflow gauge</text:p>
      <text:p text:style-name="Preformatted_20_Text">node_netstat_TcpExt_TCPTimeWaitOverflow 0</text:p>
      <text:p text:style-name="Preformatted_20_Text"># HELP node_netstat_TcpExt_TCPTimeouts TcpExt TCPTimeouts from /proc/net/{netstat,snmp}.</text:p>
      <text:p text:style-name="Preformatted_20_Text"># TYPE node_netstat_TcpExt_TCPTimeouts gauge</text:p>
      <text:p text:style-name="Preformatted_20_Text">node_netstat_TcpExt_TCPTimeouts 0</text:p>
      <text:p text:style-name="Preformatted_20_Text"># HELP node_netstat_TcpExt_TW TcpExt TW from /proc/net/{netstat,snmp}.</text:p>
      <text:p text:style-name="Preformatted_20_Text"># TYPE node_netstat_TcpExt_TW gauge</text:p>
      <text:p text:style-name="Preformatted_20_Text">node_netstat_TcpExt_TW 0</text:p>
      <text:p text:style-name="Preformatted_20_Text"># HELP node_netstat_TcpExt_TWKilled TcpExt TWKilled from /proc/net/{netstat,snmp}.</text:p>
      <text:p text:style-name="Preformatted_20_Text"># TYPE node_netstat_TcpExt_TWKilled gauge</text:p>
      <text:p text:style-name="Preformatted_20_Text">node_netstat_TcpExt_TWKilled 0</text:p>
      <text:p text:style-name="Preformatted_20_Text"># HELP node_netstat_TcpExt_TWRecycled TcpExt TWRecycled from /proc/net/{netstat,snmp}.</text:p>
      <text:p text:style-name="Preformatted_20_Text"># TYPE node_netstat_TcpExt_TWRecycled gauge</text:p>
      <text:p text:style-name="Preformatted_20_Text">node_netstat_TcpExt_TWRecycled 0</text:p>
      <text:p text:style-name="Preformatted_20_Text"># HELP node_netstat_Tcp_ActiveOpens Tcp ActiveOpens from /proc/net/{netstat,snmp}.</text:p>
      <text:p text:style-name="Preformatted_20_Text"># TYPE node_netstat_Tcp_ActiveOpens gauge</text:p>
      <text:p text:style-name="Preformatted_20_Text">node_netstat_Tcp_ActiveOpens 0</text:p>
      <text:p text:style-name="Preformatted_20_Text"># HELP node_netstat_Tcp_AttemptFails Tcp AttemptFails from /proc/net/{netstat,snmp}.</text:p>
      <text:p text:style-name="Preformatted_20_Text"># TYPE node_netstat_Tcp_AttemptFails gauge</text:p>
      <text:p text:style-name="Preformatted_20_Text">node_netstat_Tcp_AttemptFails 0</text:p>
      <text:p text:style-name="Preformatted_20_Text"># HELP node_netstat_Tcp_CurrEstab Tcp CurrEstab from /proc/net/{netstat,snmp}.</text:p>
      <text:p text:style-name="Preformatted_20_Text"># TYPE node_netstat_Tcp_CurrEstab gauge</text:p>
      <text:p text:style-name="Preformatted_20_Text">node_netstat_Tcp_CurrEstab 2</text:p>
      <text:p text:style-name="Preformatted_20_Text"># HELP node_netstat_Tcp_EstabResets Tcp EstabResets from /proc/net/<text:soft-page-break/>{netstat,snmp}.</text:p>
      <text:p text:style-name="Preformatted_20_Text"># TYPE node_netstat_Tcp_EstabResets gauge</text:p>
      <text:p text:style-name="Preformatted_20_Text">node_netstat_Tcp_EstabResets 0</text:p>
      <text:p text:style-name="Preformatted_20_Text"># HELP node_netstat_Tcp_InCsumErrors Tcp InCsumErrors from /proc/net/{netstat,snmp}.</text:p>
      <text:p text:style-name="Preformatted_20_Text"># TYPE node_netstat_Tcp_InCsumErrors gauge</text:p>
      <text:p text:style-name="Preformatted_20_Text">node_netstat_Tcp_InCsumErrors 0</text:p>
      <text:p text:style-name="Preformatted_20_Text"># HELP node_netstat_Tcp_InErrs Tcp InErrs from /proc/net/{netstat,snmp}.</text:p>
      <text:p text:style-name="Preformatted_20_Text"># TYPE node_netstat_Tcp_InErrs gauge</text:p>
      <text:p text:style-name="Preformatted_20_Text">node_netstat_Tcp_InErrs 0</text:p>
      <text:p text:style-name="Preformatted_20_Text"># HELP node_netstat_Tcp_InSegs Tcp InSegs from /proc/net/{netstat,snmp}.</text:p>
      <text:p text:style-name="Preformatted_20_Text"># TYPE node_netstat_Tcp_InSegs gauge</text:p>
      <text:p text:style-name="Preformatted_20_Text">node_netstat_Tcp_InSegs 447</text:p>
      <text:p text:style-name="Preformatted_20_Text"># HELP node_netstat_Tcp_MaxConn Tcp MaxConn from /proc/net/{netstat,snmp}.</text:p>
      <text:p text:style-name="Preformatted_20_Text"># TYPE node_netstat_Tcp_MaxConn gauge</text:p>
      <text:p text:style-name="Preformatted_20_Text">node_netstat_Tcp_MaxConn -1</text:p>
      <text:p text:style-name="Preformatted_20_Text"># HELP node_netstat_Tcp_OutRsts Tcp OutRsts from /proc/net/{netstat,snmp}.</text:p>
      <text:p text:style-name="Preformatted_20_Text"># TYPE node_netstat_Tcp_OutRsts gauge</text:p>
      <text:p text:style-name="Preformatted_20_Text">node_netstat_Tcp_OutRsts 3</text:p>
      <text:p text:style-name="Preformatted_20_Text"># HELP node_netstat_Tcp_OutSegs Tcp OutSegs from /proc/net/{netstat,snmp}.</text:p>
      <text:p text:style-name="Preformatted_20_Text"># TYPE node_netstat_Tcp_OutSegs gauge</text:p>
      <text:p text:style-name="Preformatted_20_Text">node_netstat_Tcp_OutSegs 307</text:p>
      <text:p text:style-name="Preformatted_20_Text"># HELP node_netstat_Tcp_PassiveOpens Tcp PassiveOpens from /proc/net/{netstat,snmp}.</text:p>
      <text:p text:style-name="Preformatted_20_Text"># TYPE node_netstat_Tcp_PassiveOpens gauge</text:p>
      <text:p text:style-name="Preformatted_20_Text">node_netstat_Tcp_PassiveOpens 8</text:p>
      <text:p text:style-name="Preformatted_20_Text"># HELP node_netstat_Tcp_RetransSegs Tcp RetransSegs from /proc/net/{netstat,snmp}.</text:p>
      <text:p text:style-name="Preformatted_20_Text"># TYPE node_netstat_Tcp_RetransSegs gauge</text:p>
      <text:p text:style-name="Preformatted_20_Text">node_netstat_Tcp_RetransSegs 0</text:p>
      <text:p text:style-name="Preformatted_20_Text"># HELP node_netstat_Tcp_RtoAlgorithm Tcp RtoAlgorithm from /proc/net/{netstat,snmp}.</text:p>
      <text:p text:style-name="Preformatted_20_Text"># TYPE node_netstat_Tcp_RtoAlgorithm gauge</text:p>
      <text:p text:style-name="Preformatted_20_Text">node_netstat_Tcp_RtoAlgorithm 1</text:p>
      <text:p text:style-name="Preformatted_20_Text"># HELP node_netstat_Tcp_RtoMax Tcp RtoMax from /proc/net/{netstat,snmp}.</text:p>
      <text:p text:style-name="Preformatted_20_Text"># TYPE node_netstat_Tcp_RtoMax gauge</text:p>
      <text:p text:style-name="Preformatted_20_Text">node_netstat_Tcp_RtoMax 120000</text:p>
      <text:p text:style-name="Preformatted_20_Text"># HELP node_netstat_Tcp_RtoMin Tcp RtoMin from /proc/net/{netstat,snmp}.</text:p>
      <text:p text:style-name="Preformatted_20_Text"># TYPE node_netstat_Tcp_RtoMin gauge</text:p>
      <text:p text:style-name="Preformatted_20_Text">node_netstat_Tcp_RtoMin 200</text:p>
      <text:p text:style-name="Preformatted_20_Text"># HELP node_netstat_UdpLite_InCsumErrors UdpLite InCsumErrors from /proc/net/{netstat,snmp}.</text:p>
      <text:p text:style-name="Preformatted_20_Text"># TYPE node_netstat_UdpLite_InCsumErrors gauge</text:p>
      <text:p text:style-name="Preformatted_20_Text">node_netstat_UdpLite_InCsumErrors 0</text:p>
      <text:p text:style-name="Preformatted_20_Text"># HELP node_netstat_UdpLite_InDatagrams UdpLite InDatagrams from /proc/net/{netstat,snmp}.</text:p>
      <text:p text:style-name="Preformatted_20_Text"># TYPE node_netstat_UdpLite_InDatagrams gauge</text:p>
      <text:p text:style-name="Preformatted_20_Text">node_netstat_UdpLite_InDatagrams 0</text:p>
      <text:p text:style-name="Preformatted_20_Text"># HELP node_netstat_UdpLite_InErrors UdpLite InErrors from /proc/net/{netstat,snmp}.</text:p>
      <text:p text:style-name="Preformatted_20_Text"># TYPE node_netstat_UdpLite_InErrors gauge</text:p>
      <text:p text:style-name="Preformatted_20_Text">node_netstat_UdpLite_InErrors 0</text:p>
      <text:p text:style-name="Preformatted_20_Text"># HELP node_netstat_UdpLite_NoPorts UdpLite NoPorts from /proc/net/{netstat,snmp}.</text:p>
      <text:p text:style-name="Preformatted_20_Text"># TYPE node_netstat_UdpLite_NoPorts gauge</text:p>
      <text:p text:style-name="Preformatted_20_Text">node_netstat_UdpLite_NoPorts 0</text:p>
      <text:p text:style-name="Preformatted_20_Text"># HELP node_netstat_UdpLite_OutDatagrams UdpLite OutDatagrams from /proc/net/{netstat,snmp}.</text:p>
      <text:p text:style-name="Preformatted_20_Text"># TYPE node_netstat_UdpLite_OutDatagrams gauge</text:p>
      <text:p text:style-name="Preformatted_20_Text">node_netstat_UdpLite_OutDatagrams 0</text:p>
      <text:p text:style-name="Preformatted_20_Text"># HELP node_netstat_UdpLite_RcvbufErrors UdpLite RcvbufErrors from /proc/net/{netstat,snmp}.</text:p>
      <text:p text:style-name="Preformatted_20_Text"># TYPE node_netstat_UdpLite_RcvbufErrors gauge</text:p>
      <text:p text:style-name="Preformatted_20_Text">node_netstat_UdpLite_RcvbufErrors 0</text:p>
      <text:p text:style-name="Preformatted_20_Text"><text:soft-page-break/># HELP node_netstat_UdpLite_SndbufErrors UdpLite SndbufErrors from /proc/net/{netstat,snmp}.</text:p>
      <text:p text:style-name="Preformatted_20_Text"># TYPE node_netstat_UdpLite_SndbufErrors gauge</text:p>
      <text:p text:style-name="Preformatted_20_Text">node_netstat_UdpLite_SndbufErrors 0</text:p>
      <text:p text:style-name="Preformatted_20_Text"># HELP node_netstat_Udp_InCsumErrors Udp InCsumErrors from /proc/net/{netstat,snmp}.</text:p>
      <text:p text:style-name="Preformatted_20_Text"># TYPE node_netstat_Udp_InCsumErrors gauge</text:p>
      <text:p text:style-name="Preformatted_20_Text">node_netstat_Udp_InCsumErrors 0</text:p>
      <text:p text:style-name="Preformatted_20_Text"># HELP node_netstat_Udp_InDatagrams Udp InDatagrams from /proc/net/{netstat,snmp}.</text:p>
      <text:p text:style-name="Preformatted_20_Text"># TYPE node_netstat_Udp_InDatagrams gauge</text:p>
      <text:p text:style-name="Preformatted_20_Text">node_netstat_Udp_InDatagrams 20</text:p>
      <text:p text:style-name="Preformatted_20_Text"># HELP node_netstat_Udp_InErrors Udp InErrors from /proc/net/{netstat,snmp}.</text:p>
      <text:p text:style-name="Preformatted_20_Text"># TYPE node_netstat_Udp_InErrors gauge</text:p>
      <text:p text:style-name="Preformatted_20_Text">node_netstat_Udp_InErrors 0</text:p>
      <text:p text:style-name="Preformatted_20_Text"># HELP node_netstat_Udp_NoPorts Udp NoPorts from /proc/net/{netstat,snmp}.</text:p>
      <text:p text:style-name="Preformatted_20_Text"># TYPE node_netstat_Udp_NoPorts gauge</text:p>
      <text:p text:style-name="Preformatted_20_Text">node_netstat_Udp_NoPorts 0</text:p>
      <text:p text:style-name="Preformatted_20_Text"># HELP node_netstat_Udp_OutDatagrams Udp OutDatagrams from /proc/net/{netstat,snmp}.</text:p>
      <text:p text:style-name="Preformatted_20_Text"># TYPE node_netstat_Udp_OutDatagrams gauge</text:p>
      <text:p text:style-name="Preformatted_20_Text">node_netstat_Udp_OutDatagrams 20</text:p>
      <text:p text:style-name="Preformatted_20_Text"># HELP node_netstat_Udp_RcvbufErrors Udp RcvbufErrors from /proc/net/{netstat,snmp}.</text:p>
      <text:p text:style-name="Preformatted_20_Text"># TYPE node_netstat_Udp_RcvbufErrors gauge</text:p>
      <text:p text:style-name="Preformatted_20_Text">node_netstat_Udp_RcvbufErrors 0</text:p>
      <text:p text:style-name="Preformatted_20_Text"># HELP node_netstat_Udp_SndbufErrors Udp SndbufErrors from /proc/net/{netstat,snmp}.</text:p>
      <text:p text:style-name="Preformatted_20_Text"># TYPE node_netstat_Udp_SndbufErrors gauge</text:p>
      <text:p text:style-name="Preformatted_20_Text">node_netstat_Udp_SndbufErrors 0</text:p>
      <text:p text:style-name="Preformatted_20_Text"># HELP node_network_receive_bytes bytes receive from /proc/net/dev.</text:p>
      <text:p text:style-name="Preformatted_20_Text"># TYPE node_network_receive_bytes gauge</text:p>
      <text:p text:style-name="Preformatted_20_Text">node_network_receive_bytes{device="eth0"} 53287</text:p>
      <text:p text:style-name="Preformatted_20_Text">node_network_receive_bytes{device="eth1"} 0</text:p>
      <text:p text:style-name="Preformatted_20_Text">node_network_receive_bytes{device="eth2"} 0</text:p>
      <text:p text:style-name="Preformatted_20_Text">node_network_receive_bytes{device="eth3"} 0</text:p>
      <text:p text:style-name="Preformatted_20_Text">node_network_receive_bytes{device="lo"} 0</text:p>
      <text:p text:style-name="Preformatted_20_Text"># HELP node_network_receive_compressed compressed receive from /proc/net/dev.</text:p>
      <text:p text:style-name="Preformatted_20_Text"># TYPE node_network_receive_compressed gauge</text:p>
      <text:p text:style-name="Preformatted_20_Text">node_network_receive_compressed{device="eth0"} 0</text:p>
      <text:p text:style-name="Preformatted_20_Text">node_network_receive_compressed{device="eth1"} 0</text:p>
      <text:p text:style-name="Preformatted_20_Text">node_network_receive_compressed{device="eth2"} 0</text:p>
      <text:p text:style-name="Preformatted_20_Text">node_network_receive_compressed{device="eth3"} 0</text:p>
      <text:p text:style-name="Preformatted_20_Text">node_network_receive_compressed{device="lo"} 0</text:p>
      <text:p text:style-name="Preformatted_20_Text"># HELP node_network_receive_drop drop receive from /proc/net/dev.</text:p>
      <text:p text:style-name="Preformatted_20_Text"># TYPE node_network_receive_drop gauge</text:p>
      <text:p text:style-name="Preformatted_20_Text">node_network_receive_drop{device="eth0"} 0</text:p>
      <text:p text:style-name="Preformatted_20_Text">node_network_receive_drop{device="eth1"} 0</text:p>
      <text:p text:style-name="Preformatted_20_Text">node_network_receive_drop{device="eth2"} 0</text:p>
      <text:p text:style-name="Preformatted_20_Text">node_network_receive_drop{device="eth3"} 0</text:p>
      <text:p text:style-name="Preformatted_20_Text">node_network_receive_drop{device="lo"} 0</text:p>
      <text:p text:style-name="Preformatted_20_Text"># HELP node_network_receive_errs errs receive from /proc/net/dev.</text:p>
      <text:p text:style-name="Preformatted_20_Text"># TYPE node_network_receive_errs gauge</text:p>
      <text:p text:style-name="Preformatted_20_Text">node_network_receive_errs{device="eth0"} 0</text:p>
      <text:p text:style-name="Preformatted_20_Text">node_network_receive_errs{device="eth1"} 0</text:p>
      <text:p text:style-name="Preformatted_20_Text">node_network_receive_errs{device="eth2"} 0</text:p>
      <text:p text:style-name="Preformatted_20_Text">node_network_receive_errs{device="eth3"} 0</text:p>
      <text:p text:style-name="Preformatted_20_Text">node_network_receive_errs{device="lo"} 0</text:p>
      <text:p text:style-name="Preformatted_20_Text"># HELP node_network_receive_fifo fifo receive from /proc/net/dev.</text:p>
      <text:p text:style-name="Preformatted_20_Text"># TYPE node_network_receive_fifo gauge</text:p>
      <text:p text:style-name="Preformatted_20_Text">node_network_receive_fifo{device="eth0"} 0</text:p>
      <text:p text:style-name="Preformatted_20_Text">node_network_receive_fifo{device="eth1"} 0</text:p>
      <text:p text:style-name="Preformatted_20_Text">node_network_receive_fifo{device="eth2"} 0</text:p>
      <text:p text:style-name="Preformatted_20_Text">node_network_receive_fifo{device="eth3"} 0</text:p>
      <text:p text:style-name="Preformatted_20_Text"><text:soft-page-break/>node_network_receive_fifo{device="lo"} 0</text:p>
      <text:p text:style-name="Preformatted_20_Text"># HELP node_network_receive_frame frame receive from /proc/net/dev.</text:p>
      <text:p text:style-name="Preformatted_20_Text"># TYPE node_network_receive_frame gauge</text:p>
      <text:p text:style-name="Preformatted_20_Text">node_network_receive_frame{device="eth0"} 0</text:p>
      <text:p text:style-name="Preformatted_20_Text">node_network_receive_frame{device="eth1"} 0</text:p>
      <text:p text:style-name="Preformatted_20_Text">node_network_receive_frame{device="eth2"} 0</text:p>
      <text:p text:style-name="Preformatted_20_Text">node_network_receive_frame{device="eth3"} 0</text:p>
      <text:p text:style-name="Preformatted_20_Text">node_network_receive_frame{device="lo"} 0</text:p>
      <text:p text:style-name="Preformatted_20_Text"># HELP node_network_receive_multicast multicast receive from /proc/net/dev.</text:p>
      <text:p text:style-name="Preformatted_20_Text"># TYPE node_network_receive_multicast gauge</text:p>
      <text:p text:style-name="Preformatted_20_Text">node_network_receive_multicast{device="eth0"} 0</text:p>
      <text:p text:style-name="Preformatted_20_Text">node_network_receive_multicast{device="eth1"} 0</text:p>
      <text:p text:style-name="Preformatted_20_Text">node_network_receive_multicast{device="eth2"} 0</text:p>
      <text:p text:style-name="Preformatted_20_Text">node_network_receive_multicast{device="eth3"} 0</text:p>
      <text:p text:style-name="Preformatted_20_Text">node_network_receive_multicast{device="lo"} 0</text:p>
      <text:p text:style-name="Preformatted_20_Text"># HELP node_network_receive_packets packets receive from /proc/net/dev.</text:p>
      <text:p text:style-name="Preformatted_20_Text"># TYPE node_network_receive_packets gauge</text:p>
      <text:p text:style-name="Preformatted_20_Text">node_network_receive_packets{device="eth0"} 477</text:p>
      <text:p text:style-name="Preformatted_20_Text">node_network_receive_packets{device="eth1"} 0</text:p>
      <text:p text:style-name="Preformatted_20_Text">node_network_receive_packets{device="eth2"} 0</text:p>
      <text:p text:style-name="Preformatted_20_Text">node_network_receive_packets{device="eth3"} 0</text:p>
      <text:p text:style-name="Preformatted_20_Text">node_network_receive_packets{device="lo"} 0</text:p>
      <text:p text:style-name="Preformatted_20_Text"># HELP node_network_transmit_bytes bytes transmit from /proc/net/dev.</text:p>
      <text:p text:style-name="Preformatted_20_Text"># TYPE node_network_transmit_bytes gauge</text:p>
      <text:p text:style-name="Preformatted_20_Text">node_network_transmit_bytes{device="eth0"} 129213</text:p>
      <text:p text:style-name="Preformatted_20_Text">node_network_transmit_bytes{device="eth1"} 0</text:p>
      <text:p text:style-name="Preformatted_20_Text">node_network_transmit_bytes{device="eth2"} 0</text:p>
      <text:p text:style-name="Preformatted_20_Text">node_network_transmit_bytes{device="eth3"} 0</text:p>
      <text:p text:style-name="Preformatted_20_Text">node_network_transmit_bytes{device="lo"} 0</text:p>
      <text:p text:style-name="Preformatted_20_Text"># HELP node_network_transmit_compressed compressed transmit from /proc/net/dev.</text:p>
      <text:p text:style-name="Preformatted_20_Text"># TYPE node_network_transmit_compressed gauge</text:p>
      <text:p text:style-name="Preformatted_20_Text">node_network_transmit_compressed{device="eth0"} 0</text:p>
      <text:p text:style-name="Preformatted_20_Text">node_network_transmit_compressed{device="eth1"} 0</text:p>
      <text:p text:style-name="Preformatted_20_Text">node_network_transmit_compressed{device="eth2"} 0</text:p>
      <text:p text:style-name="Preformatted_20_Text">node_network_transmit_compressed{device="eth3"} 0</text:p>
      <text:p text:style-name="Preformatted_20_Text">node_network_transmit_compressed{device="lo"} 0</text:p>
      <text:p text:style-name="Preformatted_20_Text"># HELP node_network_transmit_drop drop transmit from /proc/net/dev.</text:p>
      <text:p text:style-name="Preformatted_20_Text"># TYPE node_network_transmit_drop gauge</text:p>
      <text:p text:style-name="Preformatted_20_Text">node_network_transmit_drop{device="eth0"} 0</text:p>
      <text:p text:style-name="Preformatted_20_Text">node_network_transmit_drop{device="eth1"} 0</text:p>
      <text:p text:style-name="Preformatted_20_Text">node_network_transmit_drop{device="eth2"} 0</text:p>
      <text:p text:style-name="Preformatted_20_Text">node_network_transmit_drop{device="eth3"} 0</text:p>
      <text:p text:style-name="Preformatted_20_Text">node_network_transmit_drop{device="lo"} 0</text:p>
      <text:p text:style-name="Preformatted_20_Text"># HELP node_network_transmit_errs errs transmit from /proc/net/dev.</text:p>
      <text:p text:style-name="Preformatted_20_Text"># TYPE node_network_transmit_errs gauge</text:p>
      <text:p text:style-name="Preformatted_20_Text">node_network_transmit_errs{device="eth0"} 0</text:p>
      <text:p text:style-name="Preformatted_20_Text">node_network_transmit_errs{device="eth1"} 0</text:p>
      <text:p text:style-name="Preformatted_20_Text">node_network_transmit_errs{device="eth2"} 0</text:p>
      <text:p text:style-name="Preformatted_20_Text">node_network_transmit_errs{device="eth3"} 0</text:p>
      <text:p text:style-name="Preformatted_20_Text">node_network_transmit_errs{device="lo"} 0</text:p>
      <text:p text:style-name="Preformatted_20_Text"># HELP node_network_transmit_fifo fifo transmit from /proc/net/dev.</text:p>
      <text:p text:style-name="Preformatted_20_Text"># TYPE node_network_transmit_fifo gauge</text:p>
      <text:p text:style-name="Preformatted_20_Text">node_network_transmit_fifo{device="eth0"} 0</text:p>
      <text:p text:style-name="Preformatted_20_Text">node_network_transmit_fifo{device="eth1"} 0</text:p>
      <text:p text:style-name="Preformatted_20_Text">node_network_transmit_fifo{device="eth2"} 0</text:p>
      <text:p text:style-name="Preformatted_20_Text">node_network_transmit_fifo{device="eth3"} 0</text:p>
      <text:p text:style-name="Preformatted_20_Text">node_network_transmit_fifo{device="lo"} 0</text:p>
      <text:p text:style-name="Preformatted_20_Text"># HELP node_network_transmit_frame frame transmit from /proc/net/dev.</text:p>
      <text:p text:style-name="Preformatted_20_Text"># TYPE node_network_transmit_frame gauge</text:p>
      <text:p text:style-name="Preformatted_20_Text">node_network_transmit_frame{device="eth0"} 0</text:p>
      <text:p text:style-name="Preformatted_20_Text">node_network_transmit_frame{device="eth1"} 0</text:p>
      <text:p text:style-name="Preformatted_20_Text">node_network_transmit_frame{device="eth2"} 0</text:p>
      <text:p text:style-name="Preformatted_20_Text">node_network_transmit_frame{device="eth3"} 0</text:p>
      <text:p text:style-name="Preformatted_20_Text">node_network_transmit_frame{device="lo"} 0</text:p>
      <text:p text:style-name="Preformatted_20_Text"><text:soft-page-break/># HELP node_network_transmit_multicast multicast transmit from /proc/net/dev.</text:p>
      <text:p text:style-name="Preformatted_20_Text"># TYPE node_network_transmit_multicast gauge</text:p>
      <text:p text:style-name="Preformatted_20_Text">node_network_transmit_multicast{device="eth0"} 0</text:p>
      <text:p text:style-name="Preformatted_20_Text">node_network_transmit_multicast{device="eth1"} 0</text:p>
      <text:p text:style-name="Preformatted_20_Text">node_network_transmit_multicast{device="eth2"} 0</text:p>
      <text:p text:style-name="Preformatted_20_Text">node_network_transmit_multicast{device="eth3"} 0</text:p>
      <text:p text:style-name="Preformatted_20_Text">node_network_transmit_multicast{device="lo"} 0</text:p>
      <text:p text:style-name="Preformatted_20_Text"># HELP node_network_transmit_packets packets transmit from /proc/net/dev.</text:p>
      <text:p text:style-name="Preformatted_20_Text"># TYPE node_network_transmit_packets gauge</text:p>
      <text:p text:style-name="Preformatted_20_Text">node_network_transmit_packets{device="eth0"} 340</text:p>
      <text:p text:style-name="Preformatted_20_Text">node_network_transmit_packets{device="eth1"} 0</text:p>
      <text:p text:style-name="Preformatted_20_Text">node_network_transmit_packets{device="eth2"} 0</text:p>
      <text:p text:style-name="Preformatted_20_Text">node_network_transmit_packets{device="eth3"} 0</text:p>
      <text:p text:style-name="Preformatted_20_Text">node_network_transmit_packets{device="lo"} 0</text:p>
      <text:p text:style-name="Preformatted_20_Text"># HELP node_procs_blocked Number of processes blocked waiting for I/O to complete.</text:p>
      <text:p text:style-name="Preformatted_20_Text"># TYPE node_procs_blocked gauge</text:p>
      <text:p text:style-name="Preformatted_20_Text">node_procs_blocked 0</text:p>
      <text:p text:style-name="Preformatted_20_Text"># HELP node_procs_running Number of processes in runnable state.</text:p>
      <text:p text:style-name="Preformatted_20_Text"># TYPE node_procs_running gauge</text:p>
      <text:p text:style-name="Preformatted_20_Text">node_procs_running 2</text:p>
      <text:p text:style-name="Preformatted_20_Text"># HELP node_time System time in seconds since epoch (1970).</text:p>
      <text:p text:style-name="Preformatted_20_Text"># TYPE node_time counter</text:p>
      <text:p text:style-name="Preformatted_20_Text">node_time 1.458992749e+09</text:p>
      <text:p text:style-name="Preformatted_20_Text"># HELP process_cpu_seconds_total Total user and system CPU time spent in seconds.</text:p>
      <text:p text:style-name="Preformatted_20_Text"># TYPE process_cpu_seconds_total counter</text:p>
      <text:p text:style-name="Preformatted_20_Text">process_cpu_seconds_total 0.36</text:p>
      <text:p text:style-name="Preformatted_20_Text"># HELP process_max_fds Maximum number of open file descriptors.</text:p>
      <text:p text:style-name="Preformatted_20_Text"># TYPE process_max_fds gauge</text:p>
      <text:p text:style-name="Preformatted_20_Text">process_max_fds 1024</text:p>
      <text:p text:style-name="Preformatted_20_Text"># HELP process_open_fds Number of open file descriptors.</text:p>
      <text:p text:style-name="Preformatted_20_Text"># TYPE process_open_fds gauge</text:p>
      <text:p text:style-name="Preformatted_20_Text">process_open_fds 7</text:p>
      <text:p text:style-name="Preformatted_20_Text"># HELP process_resident_memory_bytes Resident memory size in bytes.</text:p>
      <text:p text:style-name="Preformatted_20_Text"># TYPE process_resident_memory_bytes gauge</text:p>
      <text:p text:style-name="Preformatted_20_Text">process_resident_memory_bytes 1.1235328e+07</text:p>
      <text:p text:style-name="Preformatted_20_Text"># HELP process_start_time_seconds Start time of the process since unix epoch in seconds.</text:p>
      <text:p text:style-name="Preformatted_20_Text"># TYPE process_start_time_seconds gauge</text:p>
      <text:p text:style-name="Preformatted_20_Text">process_start_time_seconds 1.45899245949e+09</text:p>
      <text:p text:style-name="Preformatted_20_Text"># HELP process_virtual_memory_bytes Virtual memory size in bytes.</text:p>
      <text:p text:style-name="Preformatted_20_Text"># TYPE process_virtual_memory_bytes gauge</text:p>
      <text:p text:style-name="P1">process_virtual_memory_bytes 1.91361024e+08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10:55.490931055</meta:creation-date>
    <dc:date>2016-03-26T20:29:05.506553024</dc:date>
    <meta:editing-duration>PT7H17M32S</meta:editing-duration>
    <meta:editing-cycles>3</meta:editing-cycles>
    <meta:generator>LibreOffice/4.2.8.2$Linux_X86_64 LibreOffice_project/420m0$Build-2</meta:generator>
    <meta:document-statistic meta:table-count="2" meta:image-count="1" meta:object-count="0" meta:page-count="22" meta:paragraph-count="1143" meta:word-count="4450" meta:character-count="60149" meta:non-whitespace-character-count="56841"/>
  </office:meta>
</office:document-meta>
</file>